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5in" fo:margin-top="0in" fo:margin-bottom="0in" table:align="center" style:writing-mode="page"/>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5in" fo:margin-top="0in" fo:margin-bottom="0in" table:align="center" style:writing-mode="lr-tb"/>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fo:background-color="#2a5c9e"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A3" style:family="table-cell">
      <style:table-cell-properties fo:background-color="#f2f4f7" fo:padding-left="0.075in" fo:padding-right="0.075in" fo:padding-top="0in" fo:padding-bottom="0in" fo:border="0.5pt solid #000000" style:writing-mode="lr-tb">
        <style:background-image/>
      </style:table-cell-properties>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3" style:family="table">
      <style:table-properties style:width="6.5in" fo:margin-top="0in" fo:margin-bottom="0in" table:align="center" style:writing-mode="lr-tb"/>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fo:background-color="#2a5c9e" fo:padding-left="0.075in" fo:padding-right="0.075in" fo:padding-top="0in" fo:padding-bottom="0in" fo:border="0.5pt solid #000000" style:writing-mode="lr-tb">
        <style:background-image/>
      </style:table-cell-properties>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A3" style:family="table-cell">
      <style:table-cell-properties fo:background-color="#f2f4f7"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4" style:family="table">
      <style:table-properties style:width="6.5in" fo:margin-top="0in" fo:margin-bottom="0in" table:align="center" style:writing-mode="lr-tb"/>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fo:background-color="#2a5c9e"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background-color="#f2f4f7" fo:padding-left="0.075in" fo:padding-right="0.075in" fo:padding-top="0in" fo:padding-bottom="0in" fo:border="0.5pt solid #000000" style:writing-mode="lr-tb">
        <style:background-image/>
      </style:table-cell-properties>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5" style:family="table">
      <style:table-properties style:width="6.5in" fo:margin-top="0in" fo:margin-bottom="0in" table:align="center" style:writing-mode="lr-tb"/>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fo:background-color="#2a5c9e"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A3" style:family="table-cell">
      <style:table-cell-properties fo:background-color="#f2f4f7" fo:padding-left="0.075in" fo:padding-right="0.075in" fo:padding-top="0in" fo:padding-bottom="0in" fo:border="0.5pt solid #000000" style:writing-mode="lr-tb">
        <style:background-image/>
      </style:table-cell-properties>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5.A6" style:family="table-cell">
      <style:table-cell-properties fo:padding-left="0.075in" fo:padding-right="0.075in" fo:padding-top="0in" fo:padding-bottom="0in" fo:border="0.5pt solid #000000" style:writing-mode="lr-tb"/>
    </style:style>
    <style:style style:name="Table5.B6" style:family="table-cell">
      <style:table-cell-properties fo:padding-left="0.075in" fo:padding-right="0.075in" fo:padding-top="0in" fo:padding-bottom="0in" fo:border="0.5pt solid #000000" style:writing-mode="lr-tb"/>
    </style:style>
    <style:style style:name="Table6" style:family="table">
      <style:table-properties style:width="6.5in" fo:margin-top="0in" fo:margin-bottom="0in" table:align="center" style:writing-mode="lr-tb"/>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2a5c9e"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B2" style:family="table-cell">
      <style:table-cell-properties fo:padding-left="0.075in" fo:padding-right="0.075in" fo:padding-top="0in" fo:padding-bottom="0in" fo:border="0.5pt solid #000000" style:writing-mode="lr-tb"/>
    </style:style>
    <style:style style:name="Table6.A3" style:family="table-cell">
      <style:table-cell-properties fo:background-color="#f2f4f7" fo:padding-left="0.075in" fo:padding-right="0.075in" fo:padding-top="0in" fo:padding-bottom="0in" fo:border="0.5pt solid #000000" style:writing-mode="lr-tb">
        <style:background-image/>
      </style:table-cell-properties>
    </style:style>
    <style:style style:name="Table6.A4" style:family="table-cell">
      <style:table-cell-properties fo:padding-left="0.075in" fo:padding-right="0.075in" fo:padding-top="0in" fo:padding-bottom="0in" fo:border="0.5pt solid #000000" style:writing-mode="lr-tb"/>
    </style:style>
    <style:style style:name="Table6.B4" style:family="table-cell">
      <style:table-cell-properties fo:padding-left="0.075in" fo:padding-right="0.075in" fo:padding-top="0in" fo:padding-bottom="0in" fo:border="0.5pt solid #000000" style:writing-mode="lr-tb"/>
    </style:style>
    <style:style style:name="Table7" style:family="table">
      <style:table-properties style:width="6.5in" fo:margin-top="0in" fo:margin-bottom="0in" table:align="center" style:writing-mode="lr-tb"/>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2a5c9e"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7.B2" style:family="table-cell">
      <style:table-cell-properties fo:padding-left="0.075in" fo:padding-right="0.075in" fo:padding-top="0in" fo:padding-bottom="0in" fo:border="0.5pt solid #000000" style:writing-mode="lr-tb"/>
    </style:style>
    <style:style style:name="Table7.A3" style:family="table-cell">
      <style:table-cell-properties fo:background-color="#f2f4f7" fo:padding-left="0.075in" fo:padding-right="0.075in" fo:padding-top="0in" fo:padding-bottom="0in" fo:border="0.5pt solid #000000" style:writing-mode="lr-tb">
        <style:background-image/>
      </style:table-cell-properties>
    </style:style>
    <style:style style:name="Table7.A4" style:family="table-cell">
      <style:table-cell-properties fo:padding-left="0.075in" fo:padding-right="0.075in" fo:padding-top="0in" fo:padding-bottom="0in" fo:border="0.5pt solid #000000" style:writing-mode="lr-tb"/>
    </style:style>
    <style:style style:name="Table7.B4" style:family="table-cell">
      <style:table-cell-properties fo:padding-left="0.075in" fo:padding-right="0.075in" fo:padding-top="0in" fo:padding-bottom="0in" fo:border="0.5pt solid #000000" style:writing-mode="lr-tb"/>
    </style:style>
    <style:style style:name="Table7.A6" style:family="table-cell">
      <style:table-cell-properties fo:padding-left="0.075in" fo:padding-right="0.075in" fo:padding-top="0in" fo:padding-bottom="0in" fo:border="0.5pt solid #000000" style:writing-mode="lr-tb"/>
    </style:style>
    <style:style style:name="Table7.B6" style:family="table-cell">
      <style:table-cell-properties fo:padding-left="0.075in" fo:padding-right="0.075in" fo:padding-top="0in" fo:padding-bottom="0in" fo:border="0.5pt solid #000000" style:writing-mode="lr-tb"/>
    </style:style>
    <style:style style:name="Table7.A8" style:family="table-cell">
      <style:table-cell-properties fo:padding-left="0.075in" fo:padding-right="0.075in" fo:padding-top="0in" fo:padding-bottom="0in" fo:border="0.5pt solid #000000" style:writing-mode="lr-tb"/>
    </style:style>
    <style:style style:name="Table7.B8" style:family="table-cell">
      <style:table-cell-properties fo:padding-left="0.075in" fo:padding-right="0.075in" fo:padding-top="0in" fo:padding-bottom="0in" fo:border="0.5pt solid #000000" style:writing-mode="lr-tb"/>
    </style:style>
    <style:style style:name="Table8" style:family="table">
      <style:table-properties style:width="6.5in" fo:margin-top="0in" fo:margin-bottom="0in" table:align="center" style:writing-mode="lr-tb"/>
    </style:style>
    <style:style style:name="Table8.A" style:family="table-column">
      <style:table-column-properties style:column-width="2.1667in"/>
    </style:style>
    <style:style style:name="Table8.1" style:family="table-row">
      <style:table-row-properties fo:keep-together="auto"/>
    </style:style>
    <style:style style:name="Table8.A1" style:family="table-cell">
      <style:table-cell-properties fo:background-color="#2a5c9e"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8.B2" style:family="table-cell">
      <style:table-cell-properties fo:padding-left="0.075in" fo:padding-right="0.075in" fo:padding-top="0in" fo:padding-bottom="0in" fo:border="0.5pt solid #000000" style:writing-mode="lr-tb"/>
    </style:style>
    <style:style style:name="Table8.C2" style:family="table-cell">
      <style:table-cell-properties fo:padding-left="0.075in" fo:padding-right="0.075in" fo:padding-top="0in" fo:padding-bottom="0in" fo:border="0.5pt solid #000000" style:writing-mode="lr-tb"/>
    </style:style>
    <style:style style:name="Table8.A3" style:family="table-cell">
      <style:table-cell-properties fo:background-color="#f2f4f7" fo:padding-left="0.075in" fo:padding-right="0.075in" fo:padding-top="0in" fo:padding-bottom="0in" fo:border="0.5pt solid #000000" style:writing-mode="lr-tb">
        <style:background-image/>
      </style:table-cell-properties>
    </style:style>
    <style:style style:name="Table8.A4" style:family="table-cell">
      <style:table-cell-properties fo:padding-left="0.075in" fo:padding-right="0.075in" fo:padding-top="0in" fo:padding-bottom="0in" fo:border="0.5pt solid #000000" style:writing-mode="lr-tb"/>
    </style:style>
    <style:style style:name="Table8.B4" style:family="table-cell">
      <style:table-cell-properties fo:padding-left="0.075in" fo:padding-right="0.075in" fo:padding-top="0in" fo:padding-bottom="0in" fo:border="0.5pt solid #000000" style:writing-mode="lr-tb"/>
    </style:style>
    <style:style style:name="Table8.C4" style:family="table-cell">
      <style:table-cell-properties fo:padding-left="0.075in" fo:padding-right="0.075in" fo:padding-top="0in" fo:padding-bottom="0in" fo:border="0.5pt solid #000000" style:writing-mode="lr-tb"/>
    </style:style>
    <style:style style:name="Table9" style:family="table">
      <style:table-properties style:width="6.5in" fo:margin-top="0in" fo:margin-bottom="0in" table:align="center" style:writing-mode="lr-tb"/>
    </style:style>
    <style:style style:name="Table9.A" style:family="table-column">
      <style:table-column-properties style:column-width="2.1667in"/>
    </style:style>
    <style:style style:name="Table9.1" style:family="table-row">
      <style:table-row-properties fo:keep-together="auto"/>
    </style:style>
    <style:style style:name="Table9.A1" style:family="table-cell">
      <style:table-cell-properties fo:background-color="#2a5c9e"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9.B2" style:family="table-cell">
      <style:table-cell-properties fo:padding-left="0.075in" fo:padding-right="0.075in" fo:padding-top="0in" fo:padding-bottom="0in" fo:border="0.5pt solid #000000" style:writing-mode="lr-tb"/>
    </style:style>
    <style:style style:name="Table9.C2" style:family="table-cell">
      <style:table-cell-properties fo:padding-left="0.075in" fo:padding-right="0.075in" fo:padding-top="0in" fo:padding-bottom="0in" fo:border="0.5pt solid #000000" style:writing-mode="lr-tb"/>
    </style:style>
    <style:style style:name="Table9.A3" style:family="table-cell">
      <style:table-cell-properties fo:background-color="#f2f4f7" fo:padding-left="0.075in" fo:padding-right="0.075in" fo:padding-top="0in" fo:padding-bottom="0in" fo:border="0.5pt solid #000000" style:writing-mode="lr-tb">
        <style:background-image/>
      </style:table-cell-properties>
    </style:style>
    <style:style style:name="Table9.A4" style:family="table-cell">
      <style:table-cell-properties fo:padding-left="0.075in" fo:padding-right="0.075in" fo:padding-top="0in" fo:padding-bottom="0in" fo:border="0.5pt solid #000000" style:writing-mode="lr-tb"/>
    </style:style>
    <style:style style:name="Table9.B4" style:family="table-cell">
      <style:table-cell-properties fo:padding-left="0.075in" fo:padding-right="0.075in" fo:padding-top="0in" fo:padding-bottom="0in" fo:border="0.5pt solid #000000" style:writing-mode="lr-tb"/>
    </style:style>
    <style:style style:name="Table9.C4" style:family="table-cell">
      <style:table-cell-properties fo:padding-left="0.075in" fo:padding-right="0.075in" fo:padding-top="0in" fo:padding-bottom="0in" fo:border="0.5pt solid #000000" style:writing-mode="lr-tb"/>
    </style:style>
    <style:style style:name="Table9.A6" style:family="table-cell">
      <style:table-cell-properties fo:padding-left="0.075in" fo:padding-right="0.075in" fo:padding-top="0in" fo:padding-bottom="0in" fo:border="0.5pt solid #000000" style:writing-mode="lr-tb"/>
    </style:style>
    <style:style style:name="Table9.B6" style:family="table-cell">
      <style:table-cell-properties fo:padding-left="0.075in" fo:padding-right="0.075in" fo:padding-top="0in" fo:padding-bottom="0in" fo:border="0.5pt solid #000000" style:writing-mode="lr-tb"/>
    </style:style>
    <style:style style:name="Table9.C6" style:family="table-cell">
      <style:table-cell-properties fo:padding-left="0.075in" fo:padding-right="0.075in" fo:padding-top="0in" fo:padding-bottom="0in" fo:border="0.5pt solid #000000" style:writing-mode="lr-tb"/>
    </style:style>
    <style:style style:name="Table9.A8" style:family="table-cell">
      <style:table-cell-properties fo:padding-left="0.075in" fo:padding-right="0.075in" fo:padding-top="0in" fo:padding-bottom="0in" fo:border="0.5pt solid #000000" style:writing-mode="lr-tb"/>
    </style:style>
    <style:style style:name="Table9.B8" style:family="table-cell">
      <style:table-cell-properties fo:padding-left="0.075in" fo:padding-right="0.075in" fo:padding-top="0in" fo:padding-bottom="0in" fo:border="0.5pt solid #000000" style:writing-mode="lr-tb"/>
    </style:style>
    <style:style style:name="Table9.C8" style:family="table-cell">
      <style:table-cell-properties fo:padding-left="0.075in" fo:padding-right="0.075in" fo:padding-top="0in" fo:padding-bottom="0in" fo:border="0.5pt solid #000000" style:writing-mode="lr-tb"/>
    </style:style>
    <style:style style:name="Table10" style:family="table">
      <style:table-properties style:width="6.5in" fo:margin-top="0in" fo:margin-bottom="0in" table:align="center" style:writing-mode="lr-tb"/>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fo:background-color="#2a5c9e"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A3" style:family="table-cell">
      <style:table-cell-properties fo:background-color="#f2f4f7" fo:padding-left="0.075in" fo:padding-right="0.075in" fo:padding-top="0in" fo:padding-bottom="0in" fo:border="0.5pt solid #000000" style:writing-mode="lr-tb">
        <style:background-image/>
      </style:table-cell-properties>
    </style:style>
    <style:style style:name="Table10.A4" style:family="table-cell">
      <style:table-cell-properties fo:padding-left="0.075in" fo:padding-right="0.075in" fo:padding-top="0in" fo:padding-bottom="0in" fo:border="0.5pt solid #000000" style:writing-mode="lr-tb"/>
    </style:style>
    <style:style style:name="Table10.B4" style:family="table-cell">
      <style:table-cell-properties fo:padding-left="0.075in" fo:padding-right="0.075in" fo:padding-top="0in" fo:padding-bottom="0in" fo:border="0.5pt solid #000000" style:writing-mode="lr-tb"/>
    </style:style>
    <style:style style:name="Table10.A6" style:family="table-cell">
      <style:table-cell-properties fo:padding-left="0.075in" fo:padding-right="0.075in" fo:padding-top="0in" fo:padding-bottom="0in" fo:border="0.5pt solid #000000" style:writing-mode="lr-tb"/>
    </style:style>
    <style:style style:name="Table10.B6" style:family="table-cell">
      <style:table-cell-properties fo:padding-left="0.075in" fo:padding-right="0.075in" fo:padding-top="0in" fo:padding-bottom="0in" fo:border="0.5pt solid #000000" style:writing-mode="lr-tb"/>
    </style:style>
    <style:style style:name="Table10.A8" style:family="table-cell">
      <style:table-cell-properties fo:padding-left="0.075in" fo:padding-right="0.075in" fo:padding-top="0in" fo:padding-bottom="0in" fo:border="0.5pt solid #000000" style:writing-mode="lr-tb"/>
    </style:style>
    <style:style style:name="Table10.B8" style:family="table-cell">
      <style:table-cell-properties fo:padding-left="0.075in" fo:padding-right="0.075in" fo:padding-top="0in" fo:padding-bottom="0in" fo:border="0.5pt solid #000000" style:writing-mode="lr-tb"/>
    </style:style>
    <style:style style:name="Table11" style:family="table">
      <style:table-properties style:width="6.5in" fo:margin-top="0in" fo:margin-bottom="0in" table:align="center" style:writing-mode="lr-tb"/>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fo:background-color="#2a5c9e"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1.B2" style:family="table-cell">
      <style:table-cell-properties fo:padding-left="0.075in" fo:padding-right="0.075in" fo:padding-top="0in" fo:padding-bottom="0in" fo:border="0.5pt solid #000000" style:writing-mode="lr-tb"/>
    </style:style>
    <style:style style:name="Table11.A3" style:family="table-cell">
      <style:table-cell-properties fo:background-color="#f2f4f7" fo:padding-left="0.075in" fo:padding-right="0.075in" fo:padding-top="0in" fo:padding-bottom="0in" fo:border="0.5pt solid #000000" style:writing-mode="lr-tb">
        <style:background-image/>
      </style:table-cell-properties>
    </style:style>
    <style:style style:name="Table11.A4" style:family="table-cell">
      <style:table-cell-properties fo:padding-left="0.075in" fo:padding-right="0.075in" fo:padding-top="0in" fo:padding-bottom="0in" fo:border="0.5pt solid #000000" style:writing-mode="lr-tb"/>
    </style:style>
    <style:style style:name="Table11.B4" style:family="table-cell">
      <style:table-cell-properties fo:padding-left="0.075in" fo:padding-right="0.075in" fo:padding-top="0in" fo:padding-bottom="0in" fo:border="0.5pt solid #000000" style:writing-mode="lr-tb"/>
    </style:style>
    <style:style style:name="Table11.A6" style:family="table-cell">
      <style:table-cell-properties fo:padding-left="0.075in" fo:padding-right="0.075in" fo:padding-top="0in" fo:padding-bottom="0in" fo:border="0.5pt solid #000000" style:writing-mode="lr-tb"/>
    </style:style>
    <style:style style:name="Table11.B6" style:family="table-cell">
      <style:table-cell-properties fo:padding-left="0.075in" fo:padding-right="0.075in" fo:padding-top="0in" fo:padding-bottom="0in" fo:border="0.5pt solid #000000" style:writing-mode="lr-tb"/>
    </style:style>
    <style:style style:name="Table11.A8" style:family="table-cell">
      <style:table-cell-properties fo:padding-left="0.075in" fo:padding-right="0.075in" fo:padding-top="0in" fo:padding-bottom="0in" fo:border="0.5pt solid #000000" style:writing-mode="lr-tb"/>
    </style:style>
    <style:style style:name="Table11.B8" style:family="table-cell">
      <style:table-cell-properties fo:padding-left="0.075in" fo:padding-right="0.075in" fo:padding-top="0in" fo:padding-bottom="0in" fo:border="0.5pt solid #000000" style:writing-mode="lr-tb"/>
    </style:style>
    <style:style style:name="Table11.A10" style:family="table-cell">
      <style:table-cell-properties fo:padding-left="0.075in" fo:padding-right="0.075in" fo:padding-top="0in" fo:padding-bottom="0in" fo:border="0.5pt solid #000000" style:writing-mode="lr-tb"/>
    </style:style>
    <style:style style:name="Table11.B10" style:family="table-cell">
      <style:table-cell-properties fo:padding-left="0.075in" fo:padding-right="0.075in" fo:padding-top="0in" fo:padding-bottom="0in" fo:border="0.5pt solid #000000" style:writing-mode="lr-tb"/>
    </style:style>
    <style:style style:name="Table11.A12" style:family="table-cell">
      <style:table-cell-properties fo:padding-left="0.075in" fo:padding-right="0.075in" fo:padding-top="0in" fo:padding-bottom="0in" fo:border="0.5pt solid #000000" style:writing-mode="lr-tb"/>
    </style:style>
    <style:style style:name="Table11.B12" style:family="table-cell">
      <style:table-cell-properties fo:padding-left="0.075in" fo:padding-right="0.075in" fo:padding-top="0in" fo:padding-bottom="0in" fo:border="0.5pt solid #000000" style:writing-mode="lr-tb"/>
    </style:style>
    <style:style style:name="Table11.A14" style:family="table-cell">
      <style:table-cell-properties fo:padding-left="0.075in" fo:padding-right="0.075in" fo:padding-top="0in" fo:padding-bottom="0in" fo:border="0.5pt solid #000000" style:writing-mode="lr-tb"/>
    </style:style>
    <style:style style:name="Table11.B14"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0835in" style:contextual-spacing="false" fo:text-align="start" style:justify-single-word="false" fo:orphans="2" fo:widows="2"/>
      <style:text-properties fo:language="en" fo:country="US" style:letter-kerning="false" style:font-name-asian="ＭＳ 明朝" style:language-asian="en" style:country-asian="US" style:font-name-complex="F" style:font-size-complex="11pt" style:language-complex="ar" style:country-complex="SA"/>
    </style:style>
    <style:style style:name="P2" style:family="paragraph" style:parent-style-name="CodeBlock">
      <loext:graphic-properties draw:fill="solid" draw:fill-color="#f2f4f7"/>
      <style:paragraph-properties fo:background-color="#f2f4f7"/>
    </style:style>
    <style:style style:name="P3" style:family="paragraph" style:parent-style-name="Heading_20_1">
      <style:paragraph-properties fo:margin-top="0in" fo:margin-bottom="0.1665in" style:contextual-spacing="false" fo:break-before="page"/>
    </style:style>
    <style:style style:name="P4" style:family="paragraph" style:parent-style-name="List_20_1" style:list-style-name="WWNum1">
      <style:paragraph-properties fo:margin-left="0.5in" fo:text-indent="-0.25in" style:auto-text-indent="false"/>
    </style:style>
    <style:style style:name="P5" style:family="paragraph" style:parent-style-name="Standard">
      <style:paragraph-properties fo:text-align="center" style:justify-single-word="false"/>
    </style:style>
    <style:style style:name="P6" style:family="paragraph" style:parent-style-name="Standard">
      <style:paragraph-properties fo:margin-top="0in" fo:margin-bottom="0.0417in" style:contextual-spacing="false"/>
    </style:style>
    <style:style style:name="P7" style:family="paragraph" style:parent-style-name="Standard">
      <style:paragraph-properties fo:margin-left="0.5in" fo:margin-top="0in" fo:margin-bottom="0.0417in" style:contextual-spacing="false"/>
    </style:style>
    <style:style style:name="T1" style:family="text">
      <style:text-properties fo:color="#1a3c6e" loext:opacity="100%" style:font-name="Calibri" fo:font-size="42pt" fo:font-weight="bold" style:font-size-asian="42pt" style:font-weight-asian="bold"/>
    </style:style>
    <style:style style:name="T2" style:family="text">
      <style:text-properties fo:color="#1a3c6e" loext:opacity="100%" style:font-name="Calibri" fo:font-size="11pt" fo:font-weight="bold" style:font-size-asian="11pt" style:font-weight-asian="bold"/>
    </style:style>
    <style:style style:name="T3" style:family="text">
      <style:text-properties fo:color="#2a5c9e" loext:opacity="100%" style:font-name="Calibri" fo:font-size="22pt" style:font-size-asian="22pt"/>
    </style:style>
    <style:style style:name="T4" style:family="text">
      <style:text-properties fo:color="#2a5c9e" loext:opacity="100%" fo:font-size="12pt" style:font-size-asian="12pt"/>
    </style:style>
    <style:style style:name="T5" style:family="text">
      <style:text-properties fo:color="#666666" loext:opacity="100%" style:font-name="Calibri" fo:font-size="16pt" style:font-size-asian="16pt"/>
    </style:style>
    <style:style style:name="T6" style:family="text">
      <style:text-properties style:font-name="Calibri" fo:font-size="11pt" style:font-size-asian="11pt"/>
    </style:style>
    <style:style style:name="T7" style:family="text">
      <style:text-properties style:font-name="Calibri" fo:font-size="10pt" style:font-size-asian="10pt"/>
    </style:style>
    <style:style style:name="T8" style:family="text">
      <style:text-properties fo:color="#555555" loext:opacity="100%" fo:font-size="11pt" style:font-size-asian="11pt"/>
    </style:style>
    <style:style style:name="T9" style:family="text">
      <style:text-properties fo:font-weight="bold" style:font-weight-asian="bold"/>
    </style:style>
    <style:style style:name="T10" style:family="text">
      <style:text-properties fo:color="#ffffff" loext:opacity="100%" style:font-name="Calibri"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5"><text:span text:style-name="T1">CRMExtender</text:span></text:p>
      <text:p text:style-name="P5"><text:span text:style-name="T3">Customer Intelligence Management System</text:span></text:p>
      <text:p text:style-name="Standard"/>
      <text:p text:style-name="P5"><text:span text:style-name="T5">Product Requirements Document</text:span></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Standard"><text:span text:style-name="T2">Version</text:span></text:p>
          </table:table-cell>
          <table:table-cell table:style-name="Table1.A1" office:value-type="string">
            <text:p text:style-name="Standard"><text:span text:style-name="T6">1.1</text:span></text:p>
          </table:table-cell>
        </table:table-row>
        <table:table-row table:style-name="Table1.1">
          <table:table-cell table:style-name="Table1.A1" office:value-type="string">
            <text:p text:style-name="Standard"><text:span text:style-name="T2">Date</text:span></text:p>
          </table:table-cell>
          <table:table-cell table:style-name="Table1.A1" office:value-type="string">
            <text:p text:style-name="Standard"><text:span text:style-name="T6">2026-02-03</text:span></text:p>
          </table:table-cell>
        </table:table-row>
        <table:table-row table:style-name="Table1.1">
          <table:table-cell table:style-name="Table1.A1" office:value-type="string">
            <text:p text:style-name="Standard"><text:span text:style-name="T2">Status</text:span></text:p>
          </table:table-cell>
          <table:table-cell table:style-name="Table1.A1" office:value-type="string">
            <text:p text:style-name="Standard"><text:span text:style-name="T6">Draft</text:span></text:p>
          </table:table-cell>
        </table:table-row>
        <table:table-row table:style-name="Table1.1">
          <table:table-cell table:style-name="Table1.A1" office:value-type="string">
            <text:p text:style-name="Standard"><text:span text:style-name="T2">Classification</text:span></text:p>
          </table:table-cell>
          <table:table-cell table:style-name="Table1.A1" office:value-type="string">
            <text:p text:style-name="Standard"><text:span text:style-name="T6">Internal</text:span></text:p>
          </table:table-cell>
        </table:table-row>
      </table:table>
      <text:p text:style-name="Standard"/>
      <text:h text:style-name="P3" text:outline-level="1">Table of Contents</text:h>
      <text:p text:style-name="P6"><text:span text:style-name="T4">1. Executive Summary</text:span></text:p>
      <text:p text:style-name="P6"><text:span text:style-name="T4">2. Problem Statement</text:span></text:p>
      <text:p text:style-name="P6"><text:span text:style-name="T4">3. Target Users</text:span></text:p>
      <text:p text:style-name="P6"><text:span text:style-name="T4">4. System Architecture</text:span></text:p>
      <text:p text:style-name="P7"><text:span text:style-name="T8"><text:s text:c="4"/>4.1 High-Level Architecture</text:span></text:p>
      <text:p text:style-name="P7"><text:span text:style-name="T8"><text:s text:c="4"/>4.2 Technology Stack</text:span></text:p>
      <text:p text:style-name="P7"><text:span text:style-name="T8"><text:s text:c="4"/>4.3 Hybrid Event Sourcing Architecture</text:span></text:p>
      <text:p text:style-name="P7"><text:span text:style-name="T8"><text:s text:c="4"/>4.4 Multi-Tenancy Model</text:span></text:p>
      <text:p text:style-name="P7"><text:span text:style-name="T8"><text:s text:c="4"/>4.5 Offline &amp; Sync Architecture</text:span></text:p>
      <text:p text:style-name="P6"><text:span text:style-name="T4">5. Core Features</text:span></text:p>
      <text:p text:style-name="P7"><text:span text:style-name="T8"><text:s text:c="4"/>5.1 Contact Management</text:span></text:p>
      <text:p text:style-name="P7"><text:span text:style-name="T8"><text:s text:c="4"/>5.2 Entity Resolution</text:span></text:p>
      <text:p text:style-name="P7"><text:span text:style-name="T8"><text:s text:c="4"/>5.3 Relationship Intelligence</text:span></text:p>
      <text:p text:style-name="P7"><text:span text:style-name="T8"><text:s text:c="4"/>5.4 Behavioral Signal Tracking</text:span></text:p>
      <text:p text:style-name="P7"><text:span text:style-name="T8"><text:s text:c="4"/>5.5 OSINT Enrichment</text:span></text:p>
      <text:p text:style-name="P7"><text:span text:style-name="T8"><text:s text:c="4"/>5.6 AI-Powered Intelligence</text:span></text:p>
      <text:p text:style-name="P7"><text:span text:style-name="T8"><text:s text:c="4"/>5.7 Pipeline &amp; Deal Management</text:span></text:p>
      <text:p text:style-name="P7"><text:span text:style-name="T8"><text:s text:c="4"/>5.8 Communication Hub</text:span></text:p>
      <text:p text:style-name="P6"><text:span text:style-name="T4">6. API Design</text:span></text:p>
      <text:p text:style-name="P6"><text:span text:style-name="T4">7. Data Model</text:span></text:p>
      <text:p text:style-name="P6"><text:span text:style-name="T4">8. Non-Functional Requirements</text:span></text:p>
      <text:p text:style-name="P6"><text:span text:style-name="T4">9. Integration Points</text:span></text:p>
      <text:p text:style-name="P6"><text:span text:style-name="T4">10. Development Phases</text:span></text:p>
      <text:p text:style-name="P6"><text:span text:style-name="T4">11. Success Metrics</text:span></text:p>
      <text:p text:style-name="P6"><text:span text:style-name="T4">12. Open Questions</text:span></text:p>
      <text:p text:style-name="P6"><text:span text:style-name="T4">13. Glossary</text:span></text:p>
      <text:p text:style-name="P6"><text:span text:style-name="T4">14. Appendix: Technology References</text:span></text:p>
      <text:p text:style-name="Standard"/>
      <text:h text:style-name="P3" text:outline-level="1">1. Executive Summary</text:h>
      <text:p text:style-name="Standard">CRMExtender is a Customer Intelligence Management (CIM) system that extends traditional CRM capabilities with deep intelligence tracking about contacts. It combines contact and deal management with relationship mapping, behavioral signal analysis, and open-source intelligence (OSINT) enrichment — all powered by AI at the core.</text:p>
      <text:p text:style-name="Standard">The system is built API-first with a multi-tenant back-end, serving three client applications — web, mobile, and desktop — from a single Flutter codebase. All clients support offline read access with queued offline writes, ensuring high-performance operation regardless of network conditions.</text:p>
      <text:p text:style-name="Standard"><text:span text:style-name="T9">Key architectural differentiators:</text:span></text:p>
      <text:list text:style-name="WWNum1">
        <text:list-item>
          <text:p text:style-name="P4"><text:span text:style-name="T9">Hybrid event sourcing —</text:span> for contacts and intelligence entities, enabling full audit trails and point-in-time reconstruction</text:p>
        </text:list-item>
        <text:list-item>
          <text:p text:style-name="P4"><text:span text:style-name="T9">Graph-based relationship modeling —</text:span> capturing hierarchical, professional, social, and business connections</text:p>
        </text:list-item>
        <text:list-item>
          <text:p text:style-name="P4"><text:span text:style-name="T9">Multi-channel intelligence gathering —</text:span> from enrichment APIs, browser extension, and manual entry</text:p>
        </text:list-item>
        <text:list-item>
          <text:p text:style-name="P4"><text:span text:style-name="T9">Probabilistic entity resolution —</text:span> for accurate cross-source record matching</text:p>
        </text:list-item>
        <text:list-item>
          <text:p text:style-name="P4"><text:span text:style-name="T9">True cross-platform deployment —</text:span> from a single Flutter/Dart codebase</text:p>
        </text:list-item>
      </text:list>
      <text:h text:style-name="Heading_20_1" text:outline-level="1">2. Problem Statement</text:h>
      <text:p text:style-name="Standard">Existing CRM tools treat contacts as static records — a name, company, and a trail of logged activities. Professionals who depend on relationships (consultants, networkers, sales teams) need to understand the dynamics between people: who influences whom, how relationships evolve over time, what public signals indicate about a contact's priorities, and what the optimal moment is to reach out.</text:p>
      <text:p text:style-name="Standard">Current solutions force users to manually piece this together across LinkedIn, email, news alerts, and memory. CRMExtender closes that gap by making intelligence a first-class data type alongside contacts, companies, and deals.</text:p>
      <text:h text:style-name="Heading_20_1" text:outline-level="1">3. Target Users</text:h>
      <table:table table:name="Table2" table:style-name="Table2">
        <table:table-column table:style-name="Table2.A" table:number-columns-repeated="3"/>
        <table:table-row table:style-name="Table2.1">
          <table:table-cell table:style-name="Table2.A1" office:value-type="string">
            <text:p text:style-name="P1"><text:span text:style-name="T10">Persona</text:span></text:p>
          </table:table-cell>
          <table:table-cell table:style-name="Table2.A1" office:value-type="string">
            <text:p text:style-name="P1"><text:span text:style-name="T10">Description</text:span></text:p>
          </table:table-cell>
          <table:table-cell table:style-name="Table2.A1" office:value-type="string">
            <text:p text:style-name="P1"><text:span text:style-name="T10">Key Needs</text:span></text:p>
          </table:table-cell>
        </table:table-row>
        <table:table-row table:style-name="Table2.1">
          <table:table-cell table:style-name="Table2.A2" office:value-type="string">
            <text:p text:style-name="P1"><text:span text:style-name="T7">Networker / Consultant</text:span></text:p>
          </table:table-cell>
          <table:table-cell table:style-name="Table2.B2" office:value-type="string">
            <text:p text:style-name="P1"><text:span text:style-name="T7">Independent professionals managing referral networks and advisory relationships</text:span></text:p>
          </table:table-cell>
          <table:table-cell table:style-name="Table2.C2" office:value-type="string">
            <text:p text:style-name="P1"><text:span text:style-name="T7">Relationship strength tracking, warm intro paths, meeting prep briefs</text:span></text:p>
          </table:table-cell>
        </table:table-row>
        <table:table-row table:style-name="Table2.1">
          <table:table-cell table:style-name="Table2.A3" office:value-type="string">
            <text:p text:style-name="P1"><text:span text:style-name="T7">Sales Professional</text:span></text:p>
          </table:table-cell>
          <table:table-cell table:style-name="Table2.A3" office:value-type="string">
            <text:p text:style-name="P1"><text:span text:style-name="T7">Account executives and SDRs </text:span><text:soft-page-break/><text:span text:style-name="T7">managing pipelines</text:span></text:p>
          </table:table-cell>
          <table:table-cell table:style-name="Table2.A3" office:value-type="string">
            <text:p text:style-name="P1"><text:span text:style-name="T7">Deal intelligence, stakeholder </text:span><text:soft-page-break/><text:span text:style-name="T7">mapping, engagement scoring, timing signals</text:span></text:p>
          </table:table-cell>
        </table:table-row>
        <table:table-row table:style-name="Table2.1">
          <table:table-cell table:style-name="Table2.A4" office:value-type="string">
            <text:p text:style-name="P1"><text:span text:style-name="T7">General Business User</text:span></text:p>
          </table:table-cell>
          <table:table-cell table:style-name="Table2.B4" office:value-type="string">
            <text:p text:style-name="P1"><text:span text:style-name="T7">Anyone managing professional contacts beyond a simple address book</text:span></text:p>
          </table:table-cell>
          <table:table-cell table:style-name="Table2.C4" office:value-type="string">
            <text:p text:style-name="P1"><text:span text:style-name="T7">Organized contacts, interaction history, company intelligence</text:span></text:p>
          </table:table-cell>
        </table:table-row>
      </table:table>
      <text:p text:style-name="Standard"/>
      <text:p text:style-name="Standard"><text:span text:style-name="T9">Initial scale: </text:span>Small teams of 2–10 users with shared contact pools and collaborative intelligence.</text:p>
      <text:h text:style-name="Heading_20_1" text:outline-level="1">4. System Architecture</text:h>
      <text:h text:style-name="Heading_20_2" text:outline-level="2">4.1 High-Level Architecture</text:h>
      <text:p text:style-name="Standard">The system follows a layered architecture with three tiers: client applications, API gateway with backend services, and the data layer. A browser extension feeds intelligence directly into the API.</text:p>
      <text:p text:style-name="P2">Client Layer</text:p>
      <text:p text:style-name="P2"><text:s text:c="2"/>├─ Web (Flutter) <text:s text:c="7"/>│ <text:s/>Mobile (Flutter) <text:s text:c="3"/>│ <text:s/>Desktop (Flutter + SQLite)</text:p>
      <text:p text:style-name="P2"><text:s text:c="2"/>└─ Connected via HTTPS / WebSocket</text:p>
      <text:p text:style-name="P2"/>
      <text:p text:style-name="P2">API Gateway / Auth (Schema-per-tenant routing via JWT)</text:p>
      <text:p text:style-name="P2"/>
      <text:p text:style-name="P2">Backend Services (FastAPI)</text:p>
      <text:p text:style-name="P2"><text:s text:c="2"/>├─ Contact Service <text:s text:c="5"/>│ <text:s/>Intel Engine <text:s text:c="8"/>│ <text:s/>Pipeline Service</text:p>
      <text:p text:style-name="P2"><text:s text:c="2"/>├─ Graph Service <text:s text:c="7"/>│ <text:s/>AI Service <text:s text:c="10"/>│ <text:s/>Sync Service</text:p>
      <text:p text:style-name="P2"><text:s text:c="2"/>└─ Entity Resolution <text:s text:c="3"/>│ <text:s/>Event Store</text:p>
      <text:p text:style-name="P2"/>
      <text:p text:style-name="P2">Data Layer</text:p>
      <text:p text:style-name="P2"><text:s text:c="2"/>├─ PostgreSQL (event store + materialized views)</text:p>
      <text:p text:style-name="P2"><text:s text:c="2"/>├─ Neo4j (graph) <text:s text:c="7"/>│ <text:s/>Meilisearch (search)</text:p>
      <text:p text:style-name="P2"><text:s text:c="2"/>└─ Redis (cache) <text:s text:c="8"/>│ <text:s/>Celery (task queue) <text:s/>│ <text:s/>Object Storage</text:p>
      <text:p text:style-name="P2"/>
      <text:p text:style-name="P2">Browser Extension (Chrome/Firefox — Plasmo)</text:p>
      <text:p text:style-name="P2"><text:s text:c="2"/>└─ Pushes captured intelligence to API</text:p>
      <text:h text:style-name="Heading_20_2" text:outline-level="2">4.2 Technology Stack</text:h>
      <table:table table:name="Table3" table:style-name="Table3">
        <table:table-column table:style-name="Table3.A" table:number-columns-repeated="3"/>
        <table:table-row table:style-name="Table3.1">
          <table:table-cell table:style-name="Table3.A1" office:value-type="string">
            <text:p text:style-name="P1"><text:span text:style-name="T10">Layer</text:span></text:p>
          </table:table-cell>
          <table:table-cell table:style-name="Table3.A1" office:value-type="string">
            <text:p text:style-name="P1"><text:span text:style-name="T10">Technology</text:span></text:p>
          </table:table-cell>
          <table:table-cell table:style-name="Table3.A1" office:value-type="string">
            <text:p text:style-name="P1"><text:span text:style-name="T10">Rationale</text:span></text:p>
          </table:table-cell>
        </table:table-row>
        <table:table-row table:style-name="Table3.1">
          <table:table-cell table:style-name="Table3.A2" office:value-type="string">
            <text:p text:style-name="P1"><text:span text:style-name="T7">Backend</text:span></text:p>
          </table:table-cell>
          <table:table-cell table:style-name="Table3.B2" office:value-type="string">
            <text:p text:style-name="P1"><text:span text:style-name="T7">Python 3.12+ / FastAPI</text:span></text:p>
          </table:table-cell>
          <table:table-cell table:style-name="Table3.C2" office:value-type="string">
            <text:p text:style-name="P1"><text:span text:style-name="T7">Async-first, strong typing, excellent for API-first design</text:span></text:p>
          </table:table-cell>
        </table:table-row>
        <table:table-row table:style-name="Table3.1">
          <table:table-cell table:style-name="Table3.A3" office:value-type="string">
            <text:p text:style-name="P1"><text:span text:style-name="T7">Client</text:span></text:p>
          </table:table-cell>
          <table:table-cell table:style-name="Table3.A3" office:value-type="string">
            <text:p text:style-name="P1"><text:span text:style-name="T7">Flutter / Dart</text:span></text:p>
          </table:table-cell>
          <table:table-cell table:style-name="Table3.A3" office:value-type="string">
            <text:p text:style-name="P1"><text:span text:style-name="T7">Single codebase for web, iOS, Android, macOS, Windows, Linux</text:span></text:p>
          </table:table-cell>
        </table:table-row>
        <table:table-row table:style-name="Table3.1">
          <table:table-cell table:style-name="Table3.A4" office:value-type="string">
            <text:p text:style-name="P1"><text:span text:style-name="T7">State Management</text:span></text:p>
          </table:table-cell>
          <table:table-cell table:style-name="Table3.B4" office:value-type="string">
            <text:p text:style-name="P1"><text:span text:style-name="T7">Riverpod</text:span></text:p>
          </table:table-cell>
          <table:table-cell table:style-name="Table3.C4" office:value-type="string">
            <text:p text:style-name="P1"><text:span text:style-name="T7">Compile-safe, testable, well-suited </text:span><text:soft-page-break/><text:span text:style-name="T7">for offline-aware state</text:span></text:p>
          </table:table-cell>
        </table:table-row>
        <table:table-row table:style-name="Table3.1">
          <table:table-cell table:style-name="Table3.A3" office:value-type="string">
            <text:p text:style-name="P1"><text:span text:style-name="T7">Primary DB</text:span></text:p>
          </table:table-cell>
          <table:table-cell table:style-name="Table3.A3" office:value-type="string">
            <text:p text:style-name="P1"><text:span text:style-name="T7">PostgreSQL 16+</text:span></text:p>
          </table:table-cell>
          <table:table-cell table:style-name="Table3.A3" office:value-type="string">
            <text:p text:style-name="P1"><text:span text:style-name="T7">Event sourcing, temporal queries, JSONB, schema-per-tenant isolation</text:span></text:p>
          </table:table-cell>
        </table:table-row>
        <table:table-row table:style-name="Table3.1">
          <table:table-cell table:style-name="Table3.A6" office:value-type="string">
            <text:p text:style-name="P1"><text:span text:style-name="T7">Graph DB</text:span></text:p>
          </table:table-cell>
          <table:table-cell table:style-name="Table3.B6" office:value-type="string">
            <text:p text:style-name="P1"><text:span text:style-name="T7">Neo4j</text:span></text:p>
          </table:table-cell>
          <table:table-cell table:style-name="Table3.C6" office:value-type="string">
            <text:p text:style-name="P1"><text:span text:style-name="T7">Relationship traversal, shortest-path queries, influence network mapping</text:span></text:p>
          </table:table-cell>
        </table:table-row>
        <table:table-row table:style-name="Table3.1">
          <table:table-cell table:style-name="Table3.A3" office:value-type="string">
            <text:p text:style-name="P1"><text:span text:style-name="T7">Search</text:span></text:p>
          </table:table-cell>
          <table:table-cell table:style-name="Table3.A3" office:value-type="string">
            <text:p text:style-name="P1"><text:span text:style-name="T7">Meilisearch</text:span></text:p>
          </table:table-cell>
          <table:table-cell table:style-name="Table3.A3" office:value-type="string">
            <text:p text:style-name="P1"><text:span text:style-name="T7">Typo-tolerant full-text search, lightweight operations, fast indexing</text:span></text:p>
          </table:table-cell>
        </table:table-row>
        <table:table-row table:style-name="Table3.1">
          <table:table-cell table:style-name="Table3.A8" office:value-type="string">
            <text:p text:style-name="P1"><text:span text:style-name="T7">Cache</text:span></text:p>
          </table:table-cell>
          <table:table-cell table:style-name="Table3.B8" office:value-type="string">
            <text:p text:style-name="P1"><text:span text:style-name="T7">Redis</text:span></text:p>
          </table:table-cell>
          <table:table-cell table:style-name="Table3.C8" office:value-type="string">
            <text:p text:style-name="P1"><text:span text:style-name="T7">Session management, API response caching, real-time pub/sub</text:span></text:p>
          </table:table-cell>
        </table:table-row>
        <table:table-row table:style-name="Table3.1">
          <table:table-cell table:style-name="Table3.A3" office:value-type="string">
            <text:p text:style-name="P1"><text:span text:style-name="T7">Task Queue</text:span></text:p>
          </table:table-cell>
          <table:table-cell table:style-name="Table3.A3" office:value-type="string">
            <text:p text:style-name="P1"><text:span text:style-name="T7">Celery + Redis</text:span></text:p>
          </table:table-cell>
          <table:table-cell table:style-name="Table3.A3" office:value-type="string">
            <text:p text:style-name="P1"><text:span text:style-name="T7">Background OSINT enrichment, AI processing, data sync jobs</text:span></text:p>
          </table:table-cell>
        </table:table-row>
        <table:table-row table:style-name="Table3.1">
          <table:table-cell table:style-name="Table3.A10" office:value-type="string">
            <text:p text:style-name="P1"><text:span text:style-name="T7">Offline DB</text:span></text:p>
          </table:table-cell>
          <table:table-cell table:style-name="Table3.B10" office:value-type="string">
            <text:p text:style-name="P1"><text:span text:style-name="T7">SQLite / Isar (on-device)</text:span></text:p>
          </table:table-cell>
          <table:table-cell table:style-name="Table3.C10" office:value-type="string">
            <text:p text:style-name="P1"><text:span text:style-name="T7">Local read cache and write queue for offline operation</text:span></text:p>
          </table:table-cell>
        </table:table-row>
        <table:table-row table:style-name="Table3.1">
          <table:table-cell table:style-name="Table3.A3" office:value-type="string">
            <text:p text:style-name="P1"><text:span text:style-name="T7">Object Storage</text:span></text:p>
          </table:table-cell>
          <table:table-cell table:style-name="Table3.A3" office:value-type="string">
            <text:p text:style-name="P1"><text:span text:style-name="T7">S3-compatible (MinIO)</text:span></text:p>
          </table:table-cell>
          <table:table-cell table:style-name="Table3.A3" office:value-type="string">
            <text:p text:style-name="P1"><text:span text:style-name="T7">Contact photos, file attachments, exported reports</text:span></text:p>
          </table:table-cell>
        </table:table-row>
        <table:table-row table:style-name="Table3.1">
          <table:table-cell table:style-name="Table3.A12" office:value-type="string">
            <text:p text:style-name="P1"><text:span text:style-name="T7">AI/LLM</text:span></text:p>
          </table:table-cell>
          <table:table-cell table:style-name="Table3.B12" office:value-type="string">
            <text:p text:style-name="P1"><text:span text:style-name="T7">Anthropic Claude API</text:span></text:p>
          </table:table-cell>
          <table:table-cell table:style-name="Table3.C12" office:value-type="string">
            <text:p text:style-name="P1"><text:span text:style-name="T7">Contact insights, summarization, natural language queries</text:span></text:p>
          </table:table-cell>
        </table:table-row>
        <table:table-row table:style-name="Table3.1">
          <table:table-cell table:style-name="Table3.A3" office:value-type="string">
            <text:p text:style-name="P1"><text:span text:style-name="T7">Browser Extension</text:span></text:p>
          </table:table-cell>
          <table:table-cell table:style-name="Table3.A3" office:value-type="string">
            <text:p text:style-name="P1"><text:span text:style-name="T7">TypeScript / Plasmo</text:span></text:p>
          </table:table-cell>
          <table:table-cell table:style-name="Table3.A3" office:value-type="string">
            <text:p text:style-name="P1"><text:span text:style-name="T7">Chrome/Firefox extension for LinkedIn/Twitter intelligence capture</text:span></text:p>
          </table:table-cell>
        </table:table-row>
      </table:table>
      <text:p text:style-name="Standard"/>
      <text:h text:style-name="Heading_20_2" text:outline-level="2">4.3 Hybrid Event Sourcing Architecture</text:h>
      <text:p text:style-name="Standard">The system uses a hybrid data architecture: event sourcing for contacts and intelligence entities (where history and auditability are critical), and conventional mutable tables for configuration, pipelines, and system data (where simplicity matters more than history).</text:p>
      <text:p text:style-name="Standard"><text:span text:style-name="T9">Event-sourced entities: </text:span>Contacts, Companies, Intelligence Items, Interactions, Employment records.</text:p>
      <text:p text:style-name="Standard"><text:span text:style-name="T9">Conventional entities: </text:span>Tenants, Users, Pipelines, Tags, Custom Field Definitions, Sync Log.</text:p>
      <text:p text:style-name="Standard"><text:span text:style-name="T9">Core principles:</text:span></text:p>
      <text:list text:continue-numbering="true" text:style-name="WWNum1">
        <text:list-item>
          <text:p text:style-name="P4">Events are immutable and append-only — no updates or deletes on the event store.</text:p>
        </text:list-item>
        <text:list-item>
          <text:p text:style-name="P4">Current state is derived by replaying events and maintained as materialized views for fast reads.</text:p>
        </text:list-item>
        <text:list-item>
          <text:p text:style-name="P4">Temporal queries answer questions like "What did we know about John on March 15th?"</text:p>
        </text:list-item>
        <text:list-item>
          <text:p text:style-name="P4">Event sourcing naturally supports compliance audits and data subject access requests (GDPR).</text:p>
        </text:list-item>
      </text:list>
      <text:p text:style-name="Standard"><text:soft-page-break/><text:span text:style-name="T9">How it works:</text:span></text:p>
      <text:p text:style-name="Standard"><text:span text:style-name="T9">1. </text:span>A write operation (e.g., updating a contact's job title) is stored as an event: ContactTitleChanged { contact_id, old_title, new_title, changed_by, timestamp }.</text:p>
      <text:p text:style-name="Standard"><text:span text:style-name="T9">2. </text:span>A materialized view table (contacts_current) is updated synchronously to reflect the latest state.</text:p>
      <text:p text:style-name="Standard"><text:span text:style-name="T9">3. </text:span>Read operations query the materialized view for performance.</text:p>
      <text:p text:style-name="Standard"><text:span text:style-name="T9">4. </text:span>Historical queries replay the event stream up to a given timestamp.</text:p>
      <text:p text:style-name="Standard"><text:span text:style-name="T9">5. </text:span>Snapshots are periodically created to avoid replaying long event chains.</text:p>
      <text:h text:style-name="Heading_20_2" text:outline-level="2">4.4 Multi-Tenancy Model</text:h>
      <text:p text:style-name="Standard">The platform implements schema-per-tenant isolation in PostgreSQL:</text:p>
      <text:list text:continue-numbering="true" text:style-name="WWNum1">
        <text:list-item>
          <text:p text:style-name="P4">Each tenant receives a dedicated PostgreSQL schema (e.g., tenant_abc), providing complete data isolation while sharing infrastructure.</text:p>
        </text:list-item>
        <text:list-item>
          <text:p text:style-name="P4">Tenant context is established at the API gateway via JWT claims and propagated through all service calls via a schema search path.</text:p>
        </text:list-item>
        <text:list-item>
          <text:p text:style-name="P4">Neo4j uses labeled sub-graphs per tenant (e.g., :Tenant_abc:Contact).</text:p>
        </text:list-item>
        <text:list-item>
          <text:p text:style-name="P4">Meilisearch uses tenant-prefixed index names for search isolation.</text:p>
        </text:list-item>
        <text:list-item>
          <text:p text:style-name="P4">Schema migrations are applied per-tenant using an automated migration runner.</text:p>
        </text:list-item>
        <text:list-item>
          <text:p text:style-name="P4">Per-tenant backup and restore is possible without affecting other tenants.</text:p>
        </text:list-item>
        <text:list-item>
          <text:p text:style-name="P4">No subdomain or URL-path tenancy — tenant identity is purely token-based.</text:p>
        </text:list-item>
      </text:list>
      <text:h text:style-name="Heading_20_2" text:outline-level="2">4.5 Offline &amp; Sync Architecture</text:h>
      <text:p text:style-name="Standard">All clients (web, mobile, desktop) support offline read access with a queued write model:</text:p>
      <text:p text:style-name="Standard"><text:span text:style-name="T9">Read path (offline-capable):</text:span></text:p>
      <text:p text:style-name="Standard"><text:span text:style-name="T9">1. </text:span>Each client maintains a local SQLite/Isar database synchronized from the server, storing materialized views of contacts, companies, relationships, and recent intelligence relevant to that user.</text:p>
      <text:p text:style-name="Standard"><text:span text:style-name="T9">2. </text:span>Background sync pulls delta updates when connectivity is available (configurable interval, default: 30 seconds).</text:p>
      <text:p text:style-name="Standard"><text:span text:style-name="T9">3. </text:span>Delta compression minimizes bandwidth for large contact databases.</text:p>
      <text:p text:style-name="Standard"><text:span text:style-name="T9">4. </text:span>Sync metadata tracks last-sync timestamps per entity type.</text:p>
      <text:p text:style-name="Standard"><text:span text:style-name="T9">Write path (queued offline writes):</text:span></text:p>
      <text:p text:style-name="Standard"><text:span text:style-name="T9">1. </text:span>When online, writes go directly to the API and the local cache is updated on confirmation.</text:p>
      <text:p text:style-name="Standard"><text:span text:style-name="T9">2. </text:span>When offline, write operations are stored in a local pending queue with a "pending" status indicator in the UI.</text:p>
      <text:p text:style-name="Standard"><text:soft-page-break/><text:span text:style-name="T9">3. </text:span>The local cache does not optimistically apply queued changes — it continues to reflect the last-known server state.</text:p>
      <text:p text:style-name="Standard"><text:span text:style-name="T9">4. </text:span>On reconnect, the queue replays sequentially against the server API.</text:p>
      <text:p text:style-name="Standard"><text:span text:style-name="T9">5. </text:span>If a write fails (conflict, validation error), the user is notified and can resolve manually.</text:p>
      <text:p text:style-name="Standard"><text:span text:style-name="T9">6. </text:span>Successfully replayed writes update the local cache via the normal sync path.</text:p>
      <text:p text:style-name="Standard"><text:span text:style-name="T9">Benefits:</text:span></text:p>
      <text:list text:continue-numbering="true" text:style-name="WWNum1">
        <text:list-item>
          <text:p text:style-name="P4">No bidirectional sync engine or conflict resolution logic needed.</text:p>
        </text:list-item>
        <text:list-item>
          <text:p text:style-name="P4">The server remains the single source of truth at all times.</text:p>
        </text:list-item>
        <text:list-item>
          <text:p text:style-name="P4">Event sourcing on the backend handles concurrent writes naturally.</text:p>
        </text:list-item>
        <text:list-item>
          <text:p text:style-name="P4">Users can still capture data while offline (notes, new contacts, updates) without losing work.</text:p>
        </text:list-item>
      </text:list>
      <text:h text:style-name="Heading_20_1" text:outline-level="1">5. Core Features</text:h>
      <text:h text:style-name="Heading_20_2" text:outline-level="2">5.1 Contact Management</text:h>
      <text:p text:style-name="Standard">Standard CRM contact management with intelligence extensions and temporal history tracking.</text:p>
      <text:h text:style-name="Heading_20_3" text:outline-level="3">Entities</text:h>
      <text:list text:continue-numbering="true" text:style-name="WWNum1">
        <text:list-item>
          <text:p text:style-name="P4"><text:span text:style-name="T9">Contact —</text:span> An individual person with profile data, communication preferences, and intelligence metadata. Event-sourced: all changes tracked as immutable events.</text:p>
        </text:list-item>
        <text:list-item>
          <text:p text:style-name="P4"><text:span text:style-name="T9">Company —</text:span> An organization with firmographic data. Tracks: name/rebrand history, headquarters changes, industry classification, employee count over time, funding rounds, acquisitions.</text:p>
        </text:list-item>
        <text:list-item>
          <text:p text:style-name="P4"><text:span text:style-name="T9">Group —</text:span> User-defined collections of contacts (e.g., "Conference Leads Q1", "Advisory Board").</text:p>
        </text:list-item>
      </text:list>
      <text:h text:style-name="Heading_20_3" text:outline-level="3">Fields per Contact</text:h>
      <text:list text:continue-numbering="true" text:style-name="WWNum1">
        <text:list-item>
          <text:p text:style-name="P4"><text:span text:style-name="T9">Identity —</text:span> name, email(s), phone(s), photo, job title, company, social profiles</text:p>
        </text:list-item>
        <text:list-item>
          <text:p text:style-name="P4"><text:span text:style-name="T9">Classification —</text:span> tags, categories, lead source, lead status</text:p>
        </text:list-item>
        <text:list-item>
          <text:p text:style-name="P4"><text:span text:style-name="T9">Custom fields —</text:span> tenant-configurable typed fields (text, number, date, dropdown, multi-select)</text:p>
        </text:list-item>
        <text:list-item>
          <text:p text:style-name="P4"><text:span text:style-name="T9">Intelligence score —</text:span> system-computed composite score</text:p>
        </text:list-item>
        <text:list-item>
          <text:p text:style-name="P4"><text:span text:style-name="T9">Relationship data —</text:span> linked via Neo4j graph</text:p>
        </text:list-item>
      </text:list>
      <text:h text:style-name="Heading_20_3" text:outline-level="3">Temporal History Tracking</text:h>
      <text:list text:continue-numbering="true" text:style-name="WWNum1">
        <text:list-item>
          <text:p text:style-name="P4"><text:span text:style-name="T9">Employment timeline —</text:span> Full history of positions: title changes, department changes, company moves, with temporal bounds (start/end dates).</text:p>
        </text:list-item>
        <text:list-item>
          <text:p text:style-name="P4"><text:span text:style-name="T9">Contact detail history —</text:span> Email, phone, and address changes over time, not just current values.</text:p>
        </text:list-item>
        <text:list-item>
          <text:p text:style-name="P4"><text:soft-page-break/><text:span text:style-name="T9">Social profile evolution —</text:span> Track when social profiles are added, changed, or removed.</text:p>
        </text:list-item>
        <text:list-item>
          <text:p text:style-name="P4"><text:span text:style-name="T9">Key dates —</text:span> Birthday, work anniversary, and custom date milestones.</text:p>
        </text:list-item>
        <text:list-item>
          <text:p text:style-name="P4"><text:span text:style-name="T9">Point-in-time queries —</text:span> Reconstruct a contact's full profile as it appeared at any historical date.</text:p>
        </text:list-item>
      </text:list>
      <text:h text:style-name="Heading_20_3" text:outline-level="3">Capabilities</text:h>
      <text:list text:continue-numbering="true" text:style-name="WWNum1">
        <text:list-item>
          <text:p text:style-name="P4">Bulk import/export (CSV, vCard, LinkedIn export)</text:p>
        </text:list-item>
        <text:list-item>
          <text:p text:style-name="P4">Contact merging with field-level conflict resolution</text:p>
        </text:list-item>
        <text:list-item>
          <text:p text:style-name="P4">Activity timeline: unified chronological view of all interactions, intel updates, and notes</text:p>
        </text:list-item>
        <text:list-item>
          <text:p text:style-name="P4">Smart tagging: AI-suggested tags based on interaction content and contact attributes</text:p>
        </text:list-item>
      </text:list>
      <text:h text:style-name="Heading_20_2" text:outline-level="2">5.2 Entity Resolution</text:h>
      <text:p text:style-name="Standard">A critical system for accurately matching records across multiple data sources. When intelligence arrives from different channels (enrichment APIs, browser extension, manual entry, email sync), the system must determine whether two records refer to the same real-world person or company.</text:p>
      <text:h text:style-name="Heading_20_3" text:outline-level="3">Matching Strategy</text:h>
      <text:p text:style-name="Standard">Probabilistic, tiered by confidence:</text:p>
      <table:table table:name="Table4" table:style-name="Table4">
        <table:table-column table:style-name="Table4.A" table:number-columns-repeated="3"/>
        <table:table-row table:style-name="Table4.1">
          <table:table-cell table:style-name="Table4.A1" office:value-type="string">
            <text:p text:style-name="P1"><text:span text:style-name="T10">Confidence</text:span></text:p>
          </table:table-cell>
          <table:table-cell table:style-name="Table4.A1" office:value-type="string">
            <text:p text:style-name="P1"><text:span text:style-name="T10">Signal</text:span></text:p>
          </table:table-cell>
          <table:table-cell table:style-name="Table4.A1" office:value-type="string">
            <text:p text:style-name="P1"><text:span text:style-name="T10">Action</text:span></text:p>
          </table:table-cell>
        </table:table-row>
        <table:table-row table:style-name="Table4.1">
          <table:table-cell table:style-name="Table4.A2" office:value-type="string">
            <text:p text:style-name="P1"><text:span text:style-name="T7">High</text:span></text:p>
          </table:table-cell>
          <table:table-cell table:style-name="Table4.B2" office:value-type="string">
            <text:p text:style-name="P1"><text:span text:style-name="T7">Email address exact match</text:span></text:p>
          </table:table-cell>
          <table:table-cell table:style-name="Table4.C2" office:value-type="string">
            <text:p text:style-name="P1"><text:span text:style-name="T7">Auto-merge</text:span></text:p>
          </table:table-cell>
        </table:table-row>
        <table:table-row table:style-name="Table4.1">
          <table:table-cell table:style-name="Table4.A3" office:value-type="string">
            <text:p text:style-name="P1"><text:span text:style-name="T7">High</text:span></text:p>
          </table:table-cell>
          <table:table-cell table:style-name="Table4.A3" office:value-type="string">
            <text:p text:style-name="P1"><text:span text:style-name="T7">LinkedIn profile URL match</text:span></text:p>
          </table:table-cell>
          <table:table-cell table:style-name="Table4.A3" office:value-type="string">
            <text:p text:style-name="P1"><text:span text:style-name="T7">Auto-merge</text:span></text:p>
          </table:table-cell>
        </table:table-row>
        <table:table-row table:style-name="Table4.1">
          <table:table-cell table:style-name="Table4.A4" office:value-type="string">
            <text:p text:style-name="P1"><text:span text:style-name="T7">Medium</text:span></text:p>
          </table:table-cell>
          <table:table-cell table:style-name="Table4.B4" office:value-type="string">
            <text:p text:style-name="P1"><text:span text:style-name="T7">Name + Company + Title fuzzy match</text:span></text:p>
          </table:table-cell>
          <table:table-cell table:style-name="Table4.C4" office:value-type="string">
            <text:p text:style-name="P1"><text:span text:style-name="T7">Auto-merge with flag</text:span></text:p>
          </table:table-cell>
        </table:table-row>
        <table:table-row table:style-name="Table4.1">
          <table:table-cell table:style-name="Table4.A3" office:value-type="string">
            <text:p text:style-name="P1"><text:span text:style-name="T7">Medium</text:span></text:p>
          </table:table-cell>
          <table:table-cell table:style-name="Table4.A3" office:value-type="string">
            <text:p text:style-name="P1"><text:span text:style-name="T7">Phone number match</text:span></text:p>
          </table:table-cell>
          <table:table-cell table:style-name="Table4.A3" office:value-type="string">
            <text:p text:style-name="P1"><text:span text:style-name="T7">Auto-merge with flag</text:span></text:p>
          </table:table-cell>
        </table:table-row>
        <table:table-row table:style-name="Table4.1">
          <table:table-cell table:style-name="Table4.A6" office:value-type="string">
            <text:p text:style-name="P1"><text:span text:style-name="T7">Low</text:span></text:p>
          </table:table-cell>
          <table:table-cell table:style-name="Table4.B6" office:value-type="string">
            <text:p text:style-name="P1"><text:span text:style-name="T7">Name + Location fuzzy match</text:span></text:p>
          </table:table-cell>
          <table:table-cell table:style-name="Table4.C6" office:value-type="string">
            <text:p text:style-name="P1"><text:span text:style-name="T7">Queue for human review</text:span></text:p>
          </table:table-cell>
        </table:table-row>
      </table:table>
      <text:p text:style-name="Standard"/>
      <text:h text:style-name="Heading_20_3" text:outline-level="3">Capabilities</text:h>
      <text:list text:continue-numbering="true" text:style-name="WWNum1">
        <text:list-item>
          <text:p text:style-name="P4"><text:span text:style-name="T9">Probabilistic scoring —</text:span> Each potential match receives a confidence score based on weighted signal combinations.</text:p>
        </text:list-item>
        <text:list-item>
          <text:p text:style-name="P4"><text:span text:style-name="T9">Human review queue —</text:span> Low-confidence matches are surfaced to users for manual resolution.</text:p>
        </text:list-item>
        <text:list-item>
          <text:p text:style-name="P4"><text:span text:style-name="T9">Source preservation —</text:span> Merged records maintain links to all source records, preserving the ability to split incorrectly merged entities.</text:p>
        </text:list-item>
        <text:list-item>
          <text:p text:style-name="P4"><text:span text:style-name="T9">Merge audit trail —</text:span> All merge/split operations are recorded as events, fully reversible.</text:p>
        </text:list-item>
        <text:list-item>
          <text:p text:style-name="P4"><text:span text:style-name="T9">Configurable thresholds —</text:span> Tenants can adjust auto-merge confidence thresholds based on their data quality tolerance.</text:p>
        </text:list-item>
      </text:list>
      <text:h text:style-name="Heading_20_2" text:outline-level="2"><text:soft-page-break/>5.3 Relationship Intelligence</text:h>
      <text:p text:style-name="Standard">The differentiating layer — powered by Neo4j.</text:p>
      <text:h text:style-name="Heading_20_3" text:outline-level="3">Relationship Taxonomy</text:h>
      <table:table table:name="Table5" table:style-name="Table5">
        <table:table-column table:style-name="Table5.A"/>
        <table:table-column table:style-name="Table5.B"/>
        <table:table-row table:style-name="Table5.1">
          <table:table-cell table:style-name="Table5.A1" office:value-type="string">
            <text:p text:style-name="P1"><text:span text:style-name="T10">Category</text:span></text:p>
          </table:table-cell>
          <table:table-cell table:style-name="Table5.A1" office:value-type="string">
            <text:p text:style-name="P1"><text:span text:style-name="T10">Relationship Types</text:span></text:p>
          </table:table-cell>
        </table:table-row>
        <table:table-row table:style-name="Table5.1">
          <table:table-cell table:style-name="Table5.A2" office:value-type="string">
            <text:p text:style-name="P1"><text:span text:style-name="T7">Hierarchical</text:span></text:p>
          </table:table-cell>
          <table:table-cell table:style-name="Table5.B2" office:value-type="string">
            <text:p text:style-name="P1"><text:span text:style-name="T7">REPORTS_TO, MANAGES, DOTTED_LINE_TO</text:span></text:p>
          </table:table-cell>
        </table:table-row>
        <table:table-row table:style-name="Table5.1">
          <table:table-cell table:style-name="Table5.A3" office:value-type="string">
            <text:p text:style-name="P1"><text:span text:style-name="T7">Professional</text:span></text:p>
          </table:table-cell>
          <table:table-cell table:style-name="Table5.A3" office:value-type="string">
            <text:p text:style-name="P1"><text:span text:style-name="T7">WORKS_WITH, ADVISES, BOARD_MEMBER_OF, INVESTOR_IN</text:span></text:p>
          </table:table-cell>
        </table:table-row>
        <table:table-row table:style-name="Table5.1">
          <table:table-cell table:style-name="Table5.A4" office:value-type="string">
            <text:p text:style-name="P1"><text:span text:style-name="T7">Social</text:span></text:p>
          </table:table-cell>
          <table:table-cell table:style-name="Table5.B4" office:value-type="string">
            <text:p text:style-name="P1"><text:span text:style-name="T7">KNOWS, INTRODUCED_BY, REFERRED_BY, MENTOR_OF</text:span></text:p>
          </table:table-cell>
        </table:table-row>
        <table:table-row table:style-name="Table5.1">
          <table:table-cell table:style-name="Table5.A3" office:value-type="string">
            <text:p text:style-name="P1"><text:span text:style-name="T7">Company-to-Company</text:span></text:p>
          </table:table-cell>
          <table:table-cell table:style-name="Table5.A3" office:value-type="string">
            <text:p text:style-name="P1"><text:span text:style-name="T7">SUBSIDIARY_OF, ACQUIRED_BY, PARTNER_OF, COMPETES_WITH</text:span></text:p>
          </table:table-cell>
        </table:table-row>
        <table:table-row table:style-name="Table5.1">
          <table:table-cell table:style-name="Table5.A6" office:value-type="string">
            <text:p text:style-name="P1"><text:span text:style-name="T7">Deal/Project</text:span></text:p>
          </table:table-cell>
          <table:table-cell table:style-name="Table5.B6" office:value-type="string">
            <text:p text:style-name="P1"><text:span text:style-name="T7">PARTICIPATES_IN, DECISION_MAKER_FOR, INFLUENCER_ON, CHAMPION_OF</text:span></text:p>
          </table:table-cell>
        </table:table-row>
      </table:table>
      <text:p text:style-name="Standard"/>
      <text:h text:style-name="Heading_20_3" text:outline-level="3">Graph Model</text:h>
      <text:p text:style-name="P2">// Hierarchical &amp; Professional</text:p>
      <text:p text:style-name="P2">(Contact)-[:REPORTS_TO {since, until}]-&gt;(Contact)</text:p>
      <text:p text:style-name="P2">(Contact)-[:MANAGES {since, until}]-&gt;(Contact)</text:p>
      <text:p text:style-name="P2">(Contact)-[:ADVISES {context, since}]-&gt;(Contact)</text:p>
      <text:p text:style-name="P2">(Contact)-[:BOARD_MEMBER_OF {since, until}]-&gt;(Company)</text:p>
      <text:p text:style-name="P2">(Contact)-[:INVESTOR_IN {round, amount}]-&gt;(Company)</text:p>
      <text:p text:style-name="P2"/>
      <text:p text:style-name="P2">// Social</text:p>
      <text:p text:style-name="P2">(Contact)-[:KNOWS {strength, since, context, last_interaction}]-&gt;(Contact)</text:p>
      <text:p text:style-name="P2">(Contact)-[:INTRODUCED_BY {date, outcome}]-&gt;(Contact)</text:p>
      <text:p text:style-name="P2">(Contact)-[:REFERRED_BY {date, context}]-&gt;(Contact)</text:p>
      <text:p text:style-name="P2">(Contact)-[:MENTOR_OF {since, domain}]-&gt;(Contact)</text:p>
      <text:p text:style-name="P2"/>
      <text:p text:style-name="P2">// Employment (temporal)</text:p>
      <text:p text:style-name="P2">(Contact)-[:WORKS_AT {role, department, since, until, is_current}]-&gt;(Company)</text:p>
      <text:p text:style-name="P2"/>
      <text:p text:style-name="P2">// Company-to-Company</text:p>
      <text:p text:style-name="P2">(Company)-[:SUBSIDIARY_OF]-&gt;(Company)</text:p>
      <text:p text:style-name="P2">(Company)-[:ACQUIRED_BY {date, amount}]-&gt;(Company)</text:p>
      <text:p text:style-name="P2">(Company)-[:PARTNER_OF {since, type}]-&gt;(Company)</text:p>
      <text:p text:style-name="P2">(Company)-[:COMPETES_WITH]-&gt;(Company)</text:p>
      <text:p text:style-name="P2"/>
      <text:p text:style-name="P2">// Deal/Project roles</text:p>
      <text:p text:style-name="P2">(Contact)-[:DECISION_MAKER_FOR]-&gt;(Deal)</text:p>
      <text:p text:style-name="P2">(Contact)-[:INFLUENCER_ON]-&gt;(Deal)</text:p>
      <text:p text:style-name="P2">(Contact)-[:CHAMPION_OF]-&gt;(Deal)</text:p>
      <text:h text:style-name="Heading_20_3" text:outline-level="3"><text:soft-page-break/>Example Graph Queries</text:h>
      <text:list text:continue-numbering="true" text:style-name="WWNum1">
        <text:list-item>
          <text:p text:style-name="P4">"Who do we know at Company X through existing contacts?" (2-degree path finding)</text:p>
        </text:list-item>
        <text:list-item>
          <text:p text:style-name="P4">"Show me the full reporting chain from this person to the CEO"</text:p>
        </text:list-item>
        <text:list-item>
          <text:p text:style-name="P4">"Which contacts have moved between these 3 companies?"</text:p>
        </text:list-item>
        <text:list-item>
          <text:p text:style-name="P4">"Who introduced me to my best clients?"</text:p>
        </text:list-item>
      </text:list>
      <text:h text:style-name="Heading_20_3" text:outline-level="3">Capabilities</text:h>
      <text:list text:continue-numbering="true" text:style-name="WWNum1">
        <text:list-item>
          <text:p text:style-name="P4"><text:span text:style-name="T9">Relationship strength scoring —</text:span> Computed from interaction frequency, recency, reciprocity, and depth. Decays over time without reinforcement.</text:p>
        </text:list-item>
        <text:list-item>
          <text:p text:style-name="P4"><text:span text:style-name="T9">Warm introduction paths —</text:span> Find the shortest/strongest path between the current user and a target contact through mutual connections.</text:p>
        </text:list-item>
        <text:list-item>
          <text:p text:style-name="P4"><text:span text:style-name="T9">Influence mapping —</text:span> Identify key connectors, gatekeepers, and influencers within a network segment.</text:p>
        </text:list-item>
        <text:list-item>
          <text:p text:style-name="P4"><text:span text:style-name="T9">Org chart reconstruction —</text:span> Infer reporting structures from job titles, communication patterns, and explicit user input.</text:p>
        </text:list-item>
        <text:list-item>
          <text:p text:style-name="P4"><text:span text:style-name="T9">Relationship timeline —</text:span> Visual history of how a relationship has evolved (strength over time, key events).</text:p>
        </text:list-item>
        <text:list-item>
          <text:p text:style-name="P4"><text:span text:style-name="T9">Network visualization —</text:span> Interactive graph UI showing clusters, bridges, and isolated nodes.</text:p>
        </text:list-item>
      </text:list>
      <text:h text:style-name="Heading_20_2" text:outline-level="2">5.4 Behavioral Signal Tracking</text:h>
      <text:p text:style-name="Standard">Track and analyze how contacts engage over time.</text:p>
      <text:h text:style-name="Heading_20_3" text:outline-level="3">Signal Sources</text:h>
      <text:list text:continue-numbering="true" text:style-name="WWNum1">
        <text:list-item>
          <text:p text:style-name="P4">Email (send/receive frequency, response time, sentiment)</text:p>
        </text:list-item>
        <text:list-item>
          <text:p text:style-name="P4">Calendar (meeting frequency, cancellation rate, meeting duration trends)</text:p>
        </text:list-item>
        <text:list-item>
          <text:p text:style-name="P4">In-app activity (notes added, profile views, deal stage changes)</text:p>
        </text:list-item>
        <text:list-item>
          <text:p text:style-name="P4">External integrations (form fills, website visits via tracking pixel — opt-in)</text:p>
        </text:list-item>
      </text:list>
      <text:h text:style-name="Heading_20_3" text:outline-level="3">Computed Metrics</text:h>
      <text:list text:continue-numbering="true" text:style-name="WWNum1">
        <text:list-item>
          <text:p text:style-name="P4"><text:span text:style-name="T9">Engagement score —</text:span> Weighted composite of interaction frequency and recency.</text:p>
        </text:list-item>
        <text:list-item>
          <text:p text:style-name="P4"><text:span text:style-name="T9">Responsiveness index —</text:span> Average response time and response rate.</text:p>
        </text:list-item>
        <text:list-item>
          <text:p text:style-name="P4"><text:span text:style-name="T9">Sentiment trend —</text:span> AI-analyzed sentiment across communications over a rolling window.</text:p>
        </text:list-item>
        <text:list-item>
          <text:p text:style-name="P4"><text:span text:style-name="T9">Attention signal —</text:span> Detects when a contact suddenly increases or decreases engagement.</text:p>
        </text:list-item>
        <text:list-item>
          <text:p text:style-name="P4"><text:span text:style-name="T9">Best time to contact —</text:span> ML-derived optimal day/time window based on historical response patterns.</text:p>
        </text:list-item>
      </text:list>
      <text:h text:style-name="Heading_20_2" text:outline-level="2"><text:soft-page-break/>5.5 OSINT Enrichment</text:h>
      <text:p text:style-name="Standard">Automated and on-demand public data aggregation from three primary channels.</text:p>
      <text:h text:style-name="Heading_20_3" text:outline-level="3">Channel 1 — Data Enrichment APIs</text:h>
      <text:list text:continue-numbering="true" text:style-name="WWNum1">
        <text:list-item>
          <text:p text:style-name="P4">Pluggable adapters for third-party enrichment services (Apollo, Clearbit, People Data Labs, ZoomInfo).</text:p>
        </text:list-item>
        <text:list-item>
          <text:p text:style-name="P4">Each adapter normalizes data to a common schema and tags the source for attribution.</text:p>
        </text:list-item>
        <text:list-item>
          <text:p text:style-name="P4">New adapters can be added without modifying core logic.</text:p>
        </text:list-item>
      </text:list>
      <text:h text:style-name="Heading_20_3" text:outline-level="3">Channel 2 — Browser Extension (Phase 2)</text:h>
      <text:list text:continue-numbering="true" text:style-name="WWNum1">
        <text:list-item>
          <text:p text:style-name="P4">Chrome and Firefox extension built with Plasmo framework.</text:p>
        </text:list-item>
        <text:list-item>
          <text:p text:style-name="P4">Captures profile data, posts, and activity from LinkedIn, Twitter/X, and other sources while the user browses.</text:p>
        </text:list-item>
        <text:list-item>
          <text:p text:style-name="P4">Data is pushed to the API with full provenance tracking (source URL, capture timestamp, capturing user).</text:p>
        </text:list-item>
        <text:list-item>
          <text:p text:style-name="P4">Runs through the entity resolution pipeline to match captured data to existing records.</text:p>
        </text:list-item>
      </text:list>
      <text:h text:style-name="Heading_20_3" text:outline-level="3">Channel 3 — Manual Entry</text:h>
      <text:list text:continue-numbering="true" text:style-name="WWNum1">
        <text:list-item>
          <text:p text:style-name="P4">Direct user input through the application interface.</text:p>
        </text:list-item>
        <text:list-item>
          <text:p text:style-name="P4">All manual entries tracked with the same audit trail as automated sources.</text:p>
        </text:list-item>
      </text:list>
      <text:h text:style-name="Heading_20_3" text:outline-level="3">Additional Data Sources</text:h>
      <text:list text:continue-numbering="true" text:style-name="WWNum1">
        <text:list-item>
          <text:p text:style-name="P4">News mentions (company and individual name monitoring)</text:p>
        </text:list-item>
        <text:list-item>
          <text:p text:style-name="P4">SEC filings / Companies House (for applicable entities)</text:p>
        </text:list-item>
        <text:list-item>
          <text:p text:style-name="P4">Domain/website changes (technology stack changes, hiring pages)</text:p>
        </text:list-item>
        <text:list-item>
          <text:p text:style-name="P4">Patent and publication databases</text:p>
        </text:list-item>
      </text:list>
      <text:h text:style-name="Heading_20_3" text:outline-level="3">Capabilities</text:h>
      <text:list text:continue-numbering="true" text:style-name="WWNum1">
        <text:list-item>
          <text:p text:style-name="P4"><text:span text:style-name="T9">Auto-enrichment on contact creation —</text:span> Background job enriches new contacts within minutes.</text:p>
        </text:list-item>
        <text:list-item>
          <text:p text:style-name="P4"><text:span text:style-name="T9">Continuous monitoring —</text:span> Configurable alerts when monitored contacts have notable public events.</text:p>
        </text:list-item>
        <text:list-item>
          <text:p text:style-name="P4"><text:span text:style-name="T9">Enrichment confidence scoring —</text:span> Each enriched data point carries a confidence score and source attribution.</text:p>
        </text:list-item>
        <text:list-item>
          <text:p text:style-name="P4"><text:span text:style-name="T9">Manual verification workflow —</text:span> Users can confirm, reject, or correct enriched data.</text:p>
        </text:list-item>
        <text:list-item>
          <text:p text:style-name="P4"><text:span text:style-name="T9">Rate limiting and compliance —</text:span> Respects platform ToS, implements rate limiting, stores only publicly available data.</text:p>
        </text:list-item>
      </text:list>
      <text:h text:style-name="Heading_20_2" text:outline-level="2"><text:soft-page-break/>5.6 AI-Powered Intelligence</text:h>
      <text:p text:style-name="Standard">AI is a core feature, not an add-on.</text:p>
      <text:list text:continue-numbering="true" text:style-name="WWNum1">
        <text:list-item>
          <text:p text:style-name="P4"><text:span text:style-name="T9">Contact summarization —</text:span> One-paragraph briefing on any contact synthesizing all available data.</text:p>
        </text:list-item>
        <text:list-item>
          <text:p text:style-name="P4"><text:span text:style-name="T9">Meeting prep briefs —</text:span> Auto-generated briefing documents before scheduled meetings, including recent activity, relationship context, talking points, and potential opportunities.</text:p>
        </text:list-item>
        <text:list-item>
          <text:p text:style-name="P4"><text:span text:style-name="T9">Natural language search —</text:span> Query contacts and intelligence using plain language (e.g., "Who do I know at fintech companies in Boston that I haven't spoken to in 3 months?").</text:p>
        </text:list-item>
        <text:list-item>
          <text:p text:style-name="P4"><text:span text:style-name="T9">Relationship suggestions —</text:span> "You should connect X and Y because..." based on shared interests, complementary needs, or mutual connections.</text:p>
        </text:list-item>
        <text:list-item>
          <text:p text:style-name="P4"><text:span text:style-name="T9">Email/message drafting —</text:span> Context-aware message composition using relationship history and contact preferences.</text:p>
        </text:list-item>
        <text:list-item>
          <text:p text:style-name="P4"><text:span text:style-name="T9">Anomaly detection —</text:span> Flag unusual patterns (sudden disengagement, unexpected role changes, conflicting data).</text:p>
        </text:list-item>
        <text:list-item>
          <text:p text:style-name="P4"><text:span text:style-name="T9">Pipeline predictions —</text:span> For sales users, predict deal outcomes based on engagement signals and historical patterns.</text:p>
        </text:list-item>
      </text:list>
      <text:h text:style-name="Heading_20_2" text:outline-level="2">5.7 Pipeline &amp; Deal Management</text:h>
      <text:p text:style-name="Standard">Lightweight but functional sales pipeline.</text:p>
      <text:h text:style-name="Heading_20_3" text:outline-level="3">Entities</text:h>
      <text:list text:continue-numbering="true" text:style-name="WWNum1">
        <text:list-item>
          <text:p text:style-name="P4"><text:span text:style-name="T9">Pipeline —</text:span> A configurable sequence of stages (e.g., Lead &gt; Qualified &gt; Proposal &gt; Negotiation &gt; Closed).</text:p>
        </text:list-item>
        <text:list-item>
          <text:p text:style-name="P4"><text:span text:style-name="T9">Deal —</text:span> An opportunity tied to one or more contacts and a company, with value, probability, and expected close date.</text:p>
        </text:list-item>
      </text:list>
      <text:h text:style-name="Heading_20_3" text:outline-level="3">Capabilities</text:h>
      <text:list text:continue-numbering="true" text:style-name="WWNum1">
        <text:list-item>
          <text:p text:style-name="P4">Multiple pipelines per tenant (sales, partnerships, fundraising, etc.)</text:p>
        </text:list-item>
        <text:list-item>
          <text:p text:style-name="P4">Kanban board view with drag-and-drop stage progression</text:p>
        </text:list-item>
        <text:list-item>
          <text:p text:style-name="P4">Deal activity logging (notes, emails, meetings linked to deals)</text:p>
        </text:list-item>
        <text:list-item>
          <text:p text:style-name="P4">Win/loss analysis with reason tracking</text:p>
        </text:list-item>
        <text:list-item>
          <text:p text:style-name="P4">Revenue forecasting based on pipeline stage probabilities and AI-adjusted confidence</text:p>
        </text:list-item>
      </text:list>
      <text:h text:style-name="Heading_20_2" text:outline-level="2">5.8 Communication Hub</text:h>
      <text:p text:style-name="Standard">Centralized interaction tracking.</text:p>
      <text:h text:style-name="Heading_20_3" text:outline-level="3"><text:soft-page-break/>Integrations</text:h>
      <text:list text:continue-numbering="true" text:style-name="WWNum1">
        <text:list-item>
          <text:p text:style-name="P4">Email (Gmail, Outlook via OAuth — bi-directional sync)</text:p>
        </text:list-item>
        <text:list-item>
          <text:p text:style-name="P4">Calendar (Google Calendar, Outlook Calendar)</text:p>
        </text:list-item>
        <text:list-item>
          <text:p text:style-name="P4">Phone/SMS logging (manual + integration with VoIP providers)</text:p>
        </text:list-item>
        <text:list-item>
          <text:p text:style-name="P4">Video conferencing (Zoom, Teams — meeting metadata)</text:p>
        </text:list-item>
      </text:list>
      <text:h text:style-name="Heading_20_3" text:outline-level="3">Capabilities</text:h>
      <text:list text:continue-numbering="true" text:style-name="WWNum1">
        <text:list-item>
          <text:p text:style-name="P4">Unified inbox showing contact-relevant communications</text:p>
        </text:list-item>
        <text:list-item>
          <text:p text:style-name="P4">Auto-association of emails/meetings to contacts and deals</text:p>
        </text:list-item>
        <text:list-item>
          <text:p text:style-name="P4">Email open/click tracking (opt-in)</text:p>
        </text:list-item>
        <text:list-item>
          <text:p text:style-name="P4">Communication templates with merge fields</text:p>
        </text:list-item>
        <text:list-item>
          <text:p text:style-name="P4">Scheduled send and follow-up reminders</text:p>
        </text:list-item>
      </text:list>
      <text:h text:style-name="Heading_20_1" text:outline-level="1">6. API Design</text:h>
      <text:h text:style-name="Heading_20_2" text:outline-level="2">6.1 API Principles</text:h>
      <text:list text:continue-numbering="true" text:style-name="WWNum1">
        <text:list-item>
          <text:p text:style-name="P4">RESTful with resource-oriented URLs</text:p>
        </text:list-item>
        <text:list-item>
          <text:p text:style-name="P4">JSON:API specification for response formatting</text:p>
        </text:list-item>
        <text:list-item>
          <text:p text:style-name="P4">OpenAPI 3.1 specification auto-generated from FastAPI</text:p>
        </text:list-item>
        <text:list-item>
          <text:p text:style-name="P4">Versioned via URL path (/api/v1/)</text:p>
        </text:list-item>
        <text:list-item>
          <text:p text:style-name="P4">Cursor-based pagination for list endpoints</text:p>
        </text:list-item>
        <text:list-item>
          <text:p text:style-name="P4">Consistent error response format (RFC 7807 Problem Details)</text:p>
        </text:list-item>
      </text:list>
      <text:h text:style-name="Heading_20_2" text:outline-level="2">6.2 Core Resource Endpoints</text:h>
      <text:p text:style-name="P2"># Authentication</text:p>
      <text:p text:style-name="P2">POST <text:s text:c="2"/>/api/v1/auth/login</text:p>
      <text:p text:style-name="P2">POST <text:s text:c="2"/>/api/v1/auth/refresh</text:p>
      <text:p text:style-name="P2">POST <text:s text:c="2"/>/api/v1/auth/logout</text:p>
      <text:p text:style-name="P2">POST <text:s text:c="2"/>/api/v1/auth/sso/saml <text:s text:c="9"/># SAML 2.0 SSO</text:p>
      <text:p text:style-name="P2">POST <text:s text:c="2"/>/api/v1/auth/sso/oidc <text:s text:c="9"/># OpenID Connect SSO</text:p>
      <text:p text:style-name="P2"/>
      <text:p text:style-name="P2"># Contacts</text:p>
      <text:p text:style-name="P2">GET <text:s text:c="3"/>/api/v1/contacts</text:p>
      <text:p text:style-name="P2">POST <text:s text:c="2"/>/api/v1/contacts</text:p>
      <text:p text:style-name="P2">GET <text:s text:c="3"/>/api/v1/contacts/{id}</text:p>
      <text:p text:style-name="P2">PATCH <text:s/>/api/v1/contacts/{id}</text:p>
      <text:p text:style-name="P2">DELETE /api/v1/contacts/{id}</text:p>
      <text:p text:style-name="P2">GET <text:s text:c="3"/>/api/v1/contacts/{id}/timeline</text:p>
      <text:p text:style-name="P2">GET <text:s text:c="3"/>/api/v1/contacts/{id}/history?at={timestamp} <text:s/># Point-in-time</text:p>
      <text:p text:style-name="P2"><text:soft-page-break/>GET <text:s text:c="3"/>/api/v1/contacts/{id}/relationships</text:p>
      <text:p text:style-name="P2">GET <text:s text:c="3"/>/api/v1/contacts/{id}/intelligence</text:p>
      <text:p text:style-name="P2">GET <text:s text:c="3"/>/api/v1/contacts/{id}/employment-history</text:p>
      <text:p text:style-name="P2">POST <text:s text:c="2"/>/api/v1/contacts/{id}/enrich</text:p>
      <text:p text:style-name="P2">GET <text:s text:c="3"/>/api/v1/contacts/{id}/briefing</text:p>
      <text:p text:style-name="P2"/>
      <text:p text:style-name="P2"># Entity Resolution</text:p>
      <text:p text:style-name="P2">GET <text:s text:c="3"/>/api/v1/resolution/review-queue</text:p>
      <text:p text:style-name="P2">POST <text:s text:c="2"/>/api/v1/resolution/merge</text:p>
      <text:p text:style-name="P2">POST <text:s text:c="2"/>/api/v1/resolution/split</text:p>
      <text:p text:style-name="P2">PATCH <text:s/>/api/v1/resolution/thresholds</text:p>
      <text:p text:style-name="P2"/>
      <text:p text:style-name="P2"># Companies</text:p>
      <text:p text:style-name="P2">GET <text:s text:c="3"/>/api/v1/companies</text:p>
      <text:p text:style-name="P2">POST <text:s text:c="2"/>/api/v1/companies</text:p>
      <text:p text:style-name="P2">GET <text:s text:c="3"/>/api/v1/companies/{id}</text:p>
      <text:p text:style-name="P2">PATCH <text:s/>/api/v1/companies/{id}</text:p>
      <text:p text:style-name="P2">GET <text:s text:c="3"/>/api/v1/companies/{id}/contacts</text:p>
      <text:p text:style-name="P2">GET <text:s text:c="3"/>/api/v1/companies/{id}/intel</text:p>
      <text:p text:style-name="P2">GET <text:s text:c="3"/>/api/v1/companies/{id}/history?at={timestamp}</text:p>
      <text:p text:style-name="P2"/>
      <text:p text:style-name="P2"># Relationships (Graph)</text:p>
      <text:p text:style-name="P2">GET <text:s text:c="3"/>/api/v1/graph/network/{contact_id}</text:p>
      <text:p text:style-name="P2">GET <text:s text:c="3"/>/api/v1/graph/path/{from_id}/{to_id}</text:p>
      <text:p text:style-name="P2">POST <text:s text:c="2"/>/api/v1/graph/relationships</text:p>
      <text:p text:style-name="P2">PATCH <text:s/>/api/v1/graph/relationships/{id}</text:p>
      <text:p text:style-name="P2">GET <text:s text:c="3"/>/api/v1/graph/influencers</text:p>
      <text:p text:style-name="P2">GET <text:s text:c="3"/>/api/v1/graph/clusters</text:p>
      <text:p text:style-name="P2">GET <text:s text:c="3"/>/api/v1/graph/org-chart/{company_id}</text:p>
      <text:p text:style-name="P2"/>
      <text:p text:style-name="P2"># Intelligence</text:p>
      <text:p text:style-name="P2">GET <text:s text:c="3"/>/api/v1/intel/feed</text:p>
      <text:p text:style-name="P2">GET <text:s text:c="3"/>/api/v1/intel/alerts</text:p>
      <text:p text:style-name="P2">POST <text:s text:c="2"/>/api/v1/intel/search</text:p>
      <text:p text:style-name="P2">GET <text:s text:c="3"/>/api/v1/intel/osint/{contact_id}</text:p>
      <text:p text:style-name="P2">POST <text:s text:c="2"/>/api/v1/intel/capture <text:s text:c="10"/># Browser extension endpoint</text:p>
      <text:p text:style-name="P2"/>
      <text:p text:style-name="P2"># Deals / Pipeline</text:p>
      <text:p text:style-name="P2">GET <text:s text:c="3"/>/api/v1/pipelines</text:p>
      <text:p text:style-name="P2">POST <text:s text:c="2"/>/api/v1/pipelines</text:p>
      <text:p text:style-name="P2">GET <text:s text:c="3"/>/api/v1/deals</text:p>
      <text:p text:style-name="P2">POST <text:s text:c="2"/>/api/v1/deals</text:p>
      <text:p text:style-name="P2">GET <text:s text:c="3"/>/api/v1/deals/{id}</text:p>
      <text:p text:style-name="P2">PATCH <text:s/>/api/v1/deals/{id}</text:p>
      <text:p text:style-name="P2"/>
      <text:p text:style-name="P2"># AI</text:p>
      <text:p text:style-name="P2">POST <text:s text:c="2"/>/api/v1/ai/query</text:p>
      <text:p text:style-name="P2">POST <text:s text:c="2"/>/api/v1/ai/summarize</text:p>
      <text:p text:style-name="P2">POST <text:s text:c="2"/>/api/v1/ai/draft-message</text:p>
      <text:p text:style-name="P2">GET <text:s text:c="3"/>/api/v1/ai/suggestions</text:p>
      <text:p text:style-name="P2"/>
      <text:p text:style-name="P2"># Sync (for offline clients)</text:p>
      <text:p text:style-name="P2"><text:soft-page-break/>GET <text:s text:c="3"/>/api/v1/sync/changes?since={timestamp}</text:p>
      <text:p text:style-name="P2">POST <text:s text:c="2"/>/api/v1/sync/push</text:p>
      <text:p text:style-name="P2">GET <text:s text:c="3"/>/api/v1/sync/status</text:p>
      <text:p text:style-name="P2"/>
      <text:p text:style-name="P2"># Events (event sourcing)</text:p>
      <text:p text:style-name="P2">GET <text:s text:c="3"/>/api/v1/events/{entity_type}/{entity_id}</text:p>
      <text:p text:style-name="P2">GET <text:s text:c="3"/>/api/v1/events/{entity_type}/{entity_id}?at={timestamp}</text:p>
      <text:h text:style-name="Heading_20_2" text:outline-level="2">6.3 WebSocket Endpoints</text:h>
      <text:p text:style-name="P2">ws:// /ws/v1/notifications <text:s text:c="3"/># Real-time alerts and intel updates</text:p>
      <text:p text:style-name="P2">ws:// /ws/v1/sync <text:s text:c="12"/># Live sync for online clients</text:p>
      <text:h text:style-name="Heading_20_2" text:outline-level="2">6.4 Authentication &amp; Authorization</text:h>
      <text:list text:continue-numbering="true" text:style-name="WWNum1">
        <text:list-item>
          <text:p text:style-name="P4"><text:span text:style-name="T9">Authentication —</text:span> OAuth 2.0 + JWT access/refresh tokens with refresh token rotation</text:p>
        </text:list-item>
        <text:list-item>
          <text:p text:style-name="P4"><text:span text:style-name="T9">Social login —</text:span> Google, Microsoft (for email integration bootstrap)</text:p>
        </text:list-item>
        <text:list-item>
          <text:p text:style-name="P4"><text:span text:style-name="T9">SSO —</text:span> SAML 2.0 and OpenID Connect (OIDC) for enterprise tenants</text:p>
        </text:list-item>
        <text:list-item>
          <text:p text:style-name="P4"><text:span text:style-name="T9">API keys —</text:span> For programmatic access, third-party integrations, and browser extension auth</text:p>
        </text:list-item>
      </text:list>
      <text:p text:style-name="Standard"><text:span text:style-name="T9">RBAC Roles:</text:span></text:p>
      <table:table table:name="Table6" table:style-name="Table6">
        <table:table-column table:style-name="Table6.A"/>
        <table:table-column table:style-name="Table6.B"/>
        <table:table-row table:style-name="Table6.1">
          <table:table-cell table:style-name="Table6.A1" office:value-type="string">
            <text:p text:style-name="P1"><text:span text:style-name="T10">Role</text:span></text:p>
          </table:table-cell>
          <table:table-cell table:style-name="Table6.A1" office:value-type="string">
            <text:p text:style-name="P1"><text:span text:style-name="T10">Permissions</text:span></text:p>
          </table:table-cell>
        </table:table-row>
        <table:table-row table:style-name="Table6.1">
          <table:table-cell table:style-name="Table6.A2" office:value-type="string">
            <text:p text:style-name="P1"><text:span text:style-name="T7">Owner</text:span></text:p>
          </table:table-cell>
          <table:table-cell table:style-name="Table6.B2" office:value-type="string">
            <text:p text:style-name="P1"><text:span text:style-name="T7">Full tenant administration, billing, user management</text:span></text:p>
          </table:table-cell>
        </table:table-row>
        <table:table-row table:style-name="Table6.1">
          <table:table-cell table:style-name="Table6.A3" office:value-type="string">
            <text:p text:style-name="P1"><text:span text:style-name="T7">Admin</text:span></text:p>
          </table:table-cell>
          <table:table-cell table:style-name="Table6.A3" office:value-type="string">
            <text:p text:style-name="P1"><text:span text:style-name="T7">User management, pipeline configuration, integration setup</text:span></text:p>
          </table:table-cell>
        </table:table-row>
        <table:table-row table:style-name="Table6.1">
          <table:table-cell table:style-name="Table6.A4" office:value-type="string">
            <text:p text:style-name="P1"><text:span text:style-name="T7">Member</text:span></text:p>
          </table:table-cell>
          <table:table-cell table:style-name="Table6.B4" office:value-type="string">
            <text:p text:style-name="P1"><text:span text:style-name="T7">Full read/write on contacts, deals, and intelligence</text:span></text:p>
          </table:table-cell>
        </table:table-row>
        <table:table-row table:style-name="Table6.1">
          <table:table-cell table:style-name="Table6.A3" office:value-type="string">
            <text:p text:style-name="P1"><text:span text:style-name="T7">Viewer</text:span></text:p>
          </table:table-cell>
          <table:table-cell table:style-name="Table6.A3" office:value-type="string">
            <text:p text:style-name="P1"><text:span text:style-name="T7">Read-only access to contacts and intelligence</text:span></text:p>
          </table:table-cell>
        </table:table-row>
      </table:table>
      <text:p text:style-name="Standard"/>
      <text:h text:style-name="Heading_20_1" text:outline-level="1">7. Data Model</text:h>
      <text:h text:style-name="Heading_20_2" text:outline-level="2">7.1 PostgreSQL Schema (per-tenant)</text:h>
      <text:p text:style-name="Standard">Each tenant gets a dedicated schema. Shared infrastructure tables (tenants, users) live in a public schema.</text:p>
      <text:p text:style-name="P2">-- === PUBLIC SCHEMA (shared) ===</text:p>
      <text:p text:style-name="P2"/>
      <text:p text:style-name="P2">public.tenants (id, name, slug, plan, settings,</text:p>
      <text:p text:style-name="P2"><text:s text:c="16"/>schema_name, created_at)</text:p>
      <text:p text:style-name="P2">public.users (id, tenant_id, email, name, role,</text:p>
      <text:p text:style-name="P2"><text:soft-page-break/><text:s text:c="14"/>preferences, sso_provider, sso_subject_id,</text:p>
      <text:p text:style-name="P2"><text:s text:c="14"/>created_at)</text:p>
      <text:p text:style-name="P2"/>
      <text:p text:style-name="P2">-- === TENANT SCHEMA (per-tenant, e.g., tenant_abc.*) ===</text:p>
      <text:p text:style-name="P2"/>
      <text:p text:style-name="P2">-- Event store (immutable, append-only)</text:p>
      <text:p text:style-name="P2">events (id, entity_type, entity_id, event_type, payload,</text:p>
      <text:p text:style-name="P2"><text:s text:c="8"/>actor_id, timestamp, sequence_number)</text:p>
      <text:p text:style-name="P2"/>
      <text:p text:style-name="P2">event_snapshots (id, entity_type, entity_id, state,</text:p>
      <text:p text:style-name="P2"><text:s text:c="17"/>snapshot_at, event_sequence)</text:p>
      <text:p text:style-name="P2"/>
      <text:p text:style-name="P2">-- Contact management (materialized views from events)</text:p>
      <text:p text:style-name="P2">contacts_current (id, first_name, last_name, email_primary,</text:p>
      <text:p text:style-name="P2"><text:s text:c="18"/>phone_primary, job_title, company_id,</text:p>
      <text:p text:style-name="P2"><text:s text:c="18"/>avatar_url, lead_source, lead_status,</text:p>
      <text:p text:style-name="P2"><text:s text:c="18"/>engagement_score, intelligence_score,</text:p>
      <text:p text:style-name="P2"><text:s text:c="18"/>custom_fields, created_by,</text:p>
      <text:p text:style-name="P2"><text:s text:c="18"/>created_at, updated_at, synced_at)</text:p>
      <text:p text:style-name="P2"/>
      <text:p text:style-name="P2">companies_current (id, name, domain, industry, size,</text:p>
      <text:p text:style-name="P2"><text:s text:c="19"/>location, description, logo_url,</text:p>
      <text:p text:style-name="P2"><text:s text:c="19"/>custom_fields, created_at, updated_at)</text:p>
      <text:p text:style-name="P2"/>
      <text:p text:style-name="P2">-- Contact details (multi-value, temporal)</text:p>
      <text:p text:style-name="P2">contact_emails (id, contact_id, email, type, is_primary,</text:p>
      <text:p text:style-name="P2"><text:s text:c="16"/>valid_from, valid_until)</text:p>
      <text:p text:style-name="P2">contact_phones (id, contact_id, phone, type, is_primary,</text:p>
      <text:p text:style-name="P2"><text:s text:c="16"/>valid_from, valid_until)</text:p>
      <text:p text:style-name="P2">contact_social_profiles (id, contact_id, platform, url,</text:p>
      <text:p text:style-name="P2"><text:s text:c="25"/>username, valid_from, valid_until)</text:p>
      <text:p text:style-name="P2">contact_addresses (id, contact_id, street, city, state,</text:p>
      <text:p text:style-name="P2"><text:s text:c="19"/>country, postal_code, type,</text:p>
      <text:p text:style-name="P2"><text:s text:c="19"/>valid_from, valid_until)</text:p>
      <text:p text:style-name="P2"/>
      <text:p text:style-name="P2">-- Employment history (temporal)</text:p>
      <text:p text:style-name="P2">employment_history (id, contact_id, company_id, title,</text:p>
      <text:p text:style-name="P2"><text:s text:c="20"/>department, started_at, ended_at,</text:p>
      <text:p text:style-name="P2"><text:s text:c="20"/>is_current, source, confidence)</text:p>
      <text:p text:style-name="P2"/>
      <text:p text:style-name="P2">-- Entity resolution</text:p>
      <text:p text:style-name="P2">entity_match_candidates (id, entity_type, entity_a_id,</text:p>
      <text:p text:style-name="P2"><text:s text:c="25"/>entity_b_id, confidence_score,</text:p>
      <text:p text:style-name="P2"><text:s text:c="25"/>match_signals, status,</text:p>
      <text:p text:style-name="P2"><text:s text:c="25"/>reviewed_by, reviewed_at, created_at)</text:p>
      <text:p text:style-name="P2"/>
      <text:p text:style-name="P2">entity_source_records (id, entity_type, entity_id,</text:p>
      <text:p text:style-name="P2"><text:s text:c="23"/>source, source_id, raw_data,</text:p>
      <text:p text:style-name="P2"><text:s text:c="23"/>captured_at, captured_by)</text:p>
      <text:p text:style-name="P2"/>
      <text:p text:style-name="P2">-- Intelligence</text:p>
      <text:p text:style-name="P2">intel_items (id, contact_id, company_id, source,</text:p>
      <text:p text:style-name="P2"><text:soft-page-break/><text:s text:c="12"/>category, title, summary, raw_data, confidence,</text:p>
      <text:p text:style-name="P2"><text:s text:c="12"/>verified_by, verified_at, created_at, expires_at)</text:p>
      <text:p text:style-name="P2"/>
      <text:p text:style-name="P2">osint_monitors (id, entity_type, entity_id,</text:p>
      <text:p text:style-name="P2"><text:s text:c="15"/>source, frequency, last_checked, status)</text:p>
      <text:p text:style-name="P2"/>
      <text:p text:style-name="P2">-- Interactions</text:p>
      <text:p text:style-name="P2">interactions (id, contact_id, deal_id, type,</text:p>
      <text:p text:style-name="P2"><text:s text:c="13"/>direction, subject, body_preview,</text:p>
      <text:p text:style-name="P2"><text:s text:c="13"/>sentiment_score, occurred_at, created_at)</text:p>
      <text:p text:style-name="P2"/>
      <text:p text:style-name="P2">-- Pipeline (conventional tables, not event-sourced)</text:p>
      <text:p text:style-name="P2">pipelines (id, name, stages, is_default, created_at)</text:p>
      <text:p text:style-name="P2">deals (id, pipeline_id, stage, title, value,</text:p>
      <text:p text:style-name="P2"><text:s text:c="7"/>probability, expected_close, contact_ids,</text:p>
      <text:p text:style-name="P2"><text:s text:c="7"/>company_id, owner_id, closed_at, close_reason,</text:p>
      <text:p text:style-name="P2"><text:s text:c="7"/>created_at, updated_at)</text:p>
      <text:p text:style-name="P2"/>
      <text:p text:style-name="P2">-- Activity &amp; notes</text:p>
      <text:p text:style-name="P2">notes (id, contact_id, deal_id, author_id,</text:p>
      <text:p text:style-name="P2"><text:s text:c="7"/>content, is_ai_generated, created_at, updated_at)</text:p>
      <text:p text:style-name="P2">activities (id, entity_type, entity_id, actor_id,</text:p>
      <text:p text:style-name="P2"><text:s text:c="11"/>action, metadata, created_at)</text:p>
      <text:p text:style-name="P2"/>
      <text:p text:style-name="P2">-- Tags, Custom fields, Sync</text:p>
      <text:p text:style-name="P2">tags (id, name, color, is_ai_suggested)</text:p>
      <text:p text:style-name="P2">entity_tags (entity_type, entity_id, tag_id, created_at)</text:p>
      <text:p text:style-name="P2">custom_field_definitions (id, entity_type, name,</text:p>
      <text:p text:style-name="P2"><text:s text:c="25"/>field_type, options, required,</text:p>
      <text:p text:style-name="P2"><text:s text:c="25"/>sort_order)</text:p>
      <text:p text:style-name="P2">sync_log (id, user_id, device_id, entity_type,</text:p>
      <text:p text:style-name="P2"><text:s text:c="9"/>entity_id, operation, payload,</text:p>
      <text:p text:style-name="P2"><text:s text:c="9"/>server_timestamp, client_timestamp, status)</text:p>
      <text:p text:style-name="P2">write_queue_log (id, user_id, device_id, operation,</text:p>
      <text:p text:style-name="P2"><text:s text:c="17"/>payload, queued_at, replayed_at,</text:p>
      <text:p text:style-name="P2"><text:s text:c="17"/>status, error_message)</text:p>
      <text:h text:style-name="Heading_20_2" text:outline-level="2">7.2 Neo4j Graph Schema</text:h>
      <text:p text:style-name="P2">// Node types</text:p>
      <text:p text:style-name="P2">(:Contact {id, tenant_id, name, engagement_score})</text:p>
      <text:p text:style-name="P2">(:Company {id, tenant_id, name, industry})</text:p>
      <text:p text:style-name="P2">(:Event {id, tenant_id, name, date})</text:p>
      <text:p text:style-name="P2">(:Deal {id, tenant_id, title, stage, value})</text:p>
      <text:p text:style-name="P2">(:Group {id, tenant_id, name})</text:p>
      <text:p text:style-name="P2">(:Skill {name})</text:p>
      <text:p text:style-name="P2">(:Industry {name})</text:p>
      <text:p text:style-name="P2"/>
      <text:p text:style-name="P2">// Hierarchical relationships</text:p>
      <text:p text:style-name="P2">(:Contact)-[:REPORTS_TO {since, until}]-&gt;(:Contact)</text:p>
      <text:p text:style-name="P2">(:Contact)-[:MANAGES {since, until}]-&gt;(:Contact)</text:p>
      <text:p text:style-name="P2"><text:soft-page-break/>(:Contact)-[:DOTTED_LINE_TO {context}]-&gt;(:Contact)</text:p>
      <text:p text:style-name="P2"/>
      <text:p text:style-name="P2">// Professional relationships</text:p>
      <text:p text:style-name="P2">(:Contact)-[:WORKS_WITH {context}]-&gt;(:Contact)</text:p>
      <text:p text:style-name="P2">(:Contact)-[:ADVISES {since, domain}]-&gt;(:Contact)</text:p>
      <text:p text:style-name="P2">(:Contact)-[:BOARD_MEMBER_OF {since, until}]-&gt;(:Company)</text:p>
      <text:p text:style-name="P2">(:Contact)-[:INVESTOR_IN {round, amount}]-&gt;(:Company)</text:p>
      <text:p text:style-name="P2"/>
      <text:p text:style-name="P2">// Social relationships</text:p>
      <text:p text:style-name="P2">(:Contact)-[:KNOWS {strength, since, context, last_interaction}]-&gt;(:Contact)</text:p>
      <text:p text:style-name="P2">(:Contact)-[:INTRODUCED_BY {date, outcome}]-&gt;(:Contact)</text:p>
      <text:p text:style-name="P2">(:Contact)-[:REFERRED_BY {date, context}]-&gt;(:Contact)</text:p>
      <text:p text:style-name="P2">(:Contact)-[:MENTOR_OF {since, domain}]-&gt;(:Contact)</text:p>
      <text:p text:style-name="P2"/>
      <text:p text:style-name="P2">// Employment (temporal)</text:p>
      <text:p text:style-name="P2">(:Contact)-[:WORKS_AT {role, dept, since, until, is_current}]-&gt;(:Company)</text:p>
      <text:p text:style-name="P2"/>
      <text:p text:style-name="P2">// Company-to-Company</text:p>
      <text:p text:style-name="P2">(:Company)-[:SUBSIDIARY_OF]-&gt;(:Company)</text:p>
      <text:p text:style-name="P2">(:Company)-[:ACQUIRED_BY {date, amount}]-&gt;(:Company)</text:p>
      <text:p text:style-name="P2">(:Company)-[:PARTNER_OF {since, type}]-&gt;(:Company)</text:p>
      <text:p text:style-name="P2">(:Company)-[:COMPETES_WITH]-&gt;(:Company)</text:p>
      <text:p text:style-name="P2"/>
      <text:p text:style-name="P2">// Deal/Project roles</text:p>
      <text:p text:style-name="P2">(:Contact)-[:DECISION_MAKER_FOR]-&gt;(:Deal)</text:p>
      <text:p text:style-name="P2">(:Contact)-[:INFLUENCER_ON]-&gt;(:Deal)</text:p>
      <text:p text:style-name="P2">(:Contact)-[:CHAMPION_OF]-&gt;(:Deal)</text:p>
      <text:p text:style-name="P2">(:Contact)-[:PARTICIPATES_IN]-&gt;(:Deal)</text:p>
      <text:p text:style-name="P2"/>
      <text:p text:style-name="P2">// Other</text:p>
      <text:p text:style-name="P2">(:Contact)-[:ATTENDED {role}]-&gt;(:Event)</text:p>
      <text:p text:style-name="P2">(:Contact)-[:MEMBER_OF]-&gt;(:Group)</text:p>
      <text:p text:style-name="P2">(:Contact)-[:HAS_SKILL]-&gt;(:Skill)</text:p>
      <text:p text:style-name="P2">(:Contact)-[:INTERESTED_IN]-&gt;(:Industry)</text:p>
      <text:h text:style-name="Heading_20_1" text:outline-level="1">8. Non-Functional Requirements</text:h>
      <text:h text:style-name="Heading_20_2" text:outline-level="2">8.1 Performance</text:h>
      <table:table table:name="Table7" table:style-name="Table7">
        <table:table-column table:style-name="Table7.A"/>
        <table:table-column table:style-name="Table7.B"/>
        <table:table-row table:style-name="Table7.1">
          <table:table-cell table:style-name="Table7.A1" office:value-type="string">
            <text:p text:style-name="P1"><text:span text:style-name="T10">Metric</text:span></text:p>
          </table:table-cell>
          <table:table-cell table:style-name="Table7.A1" office:value-type="string">
            <text:p text:style-name="P1"><text:span text:style-name="T10">Target</text:span></text:p>
          </table:table-cell>
        </table:table-row>
        <table:table-row table:style-name="Table7.1">
          <table:table-cell table:style-name="Table7.A2" office:value-type="string">
            <text:p text:style-name="P1"><text:span text:style-name="T7">API response time (p95)</text:span></text:p>
          </table:table-cell>
          <table:table-cell table:style-name="Table7.B2" office:value-type="string">
            <text:p text:style-name="P1"><text:span text:style-name="T7">&lt; 200ms for reads, &lt; 500ms for writes</text:span></text:p>
          </table:table-cell>
        </table:table-row>
        <table:table-row table:style-name="Table7.1">
          <table:table-cell table:style-name="Table7.A3" office:value-type="string">
            <text:p text:style-name="P1"><text:span text:style-name="T7">Graph traversal queries</text:span></text:p>
          </table:table-cell>
          <table:table-cell table:style-name="Table7.A3" office:value-type="string">
            <text:p text:style-name="P1"><text:span text:style-name="T7">&lt; 500ms for 3-hop paths</text:span></text:p>
          </table:table-cell>
        </table:table-row>
        <table:table-row table:style-name="Table7.1">
          <table:table-cell table:style-name="Table7.A4" office:value-type="string">
            <text:p text:style-name="P1"><text:span text:style-name="T7">Search response time (Meilisearch)</text:span></text:p>
          </table:table-cell>
          <table:table-cell table:style-name="Table7.B4" office:value-type="string">
            <text:p text:style-name="P1"><text:span text:style-name="T7">&lt; 50ms</text:span></text:p>
          </table:table-cell>
        </table:table-row>
        <table:table-row table:style-name="Table7.1">
          <table:table-cell table:style-name="Table7.A3" office:value-type="string">
            <text:p text:style-name="P1"><text:span text:style-name="T7">Offline-to-online queue replay</text:span></text:p>
          </table:table-cell>
          <table:table-cell table:style-name="Table7.A3" office:value-type="string">
            <text:p text:style-name="P1"><text:span text:style-name="T7">&lt; 5 seconds for typical batch</text:span></text:p>
          </table:table-cell>
        </table:table-row>
        <table:table-row table:style-name="Table7.1">
          <table:table-cell table:style-name="Table7.A6" office:value-type="string">
            <text:p text:style-name="P1"><text:span text:style-name="T7">Client cold start (desktop)</text:span><text:soft-page-break/></text:p>
          </table:table-cell>
          <table:table-cell table:style-name="Table7.B6" office:value-type="string">
            <text:p text:style-name="P1"><text:span text:style-name="T7">&lt; 2 seconds to interactive (cached data)</text:span></text:p>
          </table:table-cell>
        </table:table-row>
        <table:table-row table:style-name="Table7.1">
          <table:table-cell table:style-name="Table7.A3" office:value-type="string">
            <text:p text:style-name="P1"><text:span text:style-name="T7">AI briefing generation</text:span></text:p>
          </table:table-cell>
          <table:table-cell table:style-name="Table7.A3" office:value-type="string">
            <text:p text:style-name="P1"><text:span text:style-name="T7">&lt; 10 seconds</text:span></text:p>
          </table:table-cell>
        </table:table-row>
        <table:table-row table:style-name="Table7.1">
          <table:table-cell table:style-name="Table7.A8" office:value-type="string">
            <text:p text:style-name="P1"><text:span text:style-name="T7">Event replay (point-in-time query)</text:span></text:p>
          </table:table-cell>
          <table:table-cell table:style-name="Table7.B8" office:value-type="string">
            <text:p text:style-name="P1"><text:span text:style-name="T7">&lt; 1 second with snapshots</text:span></text:p>
          </table:table-cell>
        </table:table-row>
      </table:table>
      <text:p text:style-name="Standard"/>
      <text:h text:style-name="Heading_20_2" text:outline-level="2">8.2 Scalability</text:h>
      <text:list text:continue-numbering="true" text:style-name="WWNum1">
        <text:list-item>
          <text:p text:style-name="P4">Support 10,000 contacts per tenant at launch</text:p>
        </text:list-item>
        <text:list-item>
          <text:p text:style-name="P4">Support 100 concurrent users per tenant</text:p>
        </text:list-item>
        <text:list-item>
          <text:p text:style-name="P4">Horizontal scaling via stateless API servers behind a load balancer</text:p>
        </text:list-item>
        <text:list-item>
          <text:p text:style-name="P4">Database read replicas for reporting workloads</text:p>
        </text:list-item>
        <text:list-item>
          <text:p text:style-name="P4">Event store partitioned by tenant schema for independent scaling</text:p>
        </text:list-item>
      </text:list>
      <text:h text:style-name="Heading_20_2" text:outline-level="2">8.3 Security</text:h>
      <text:list text:continue-numbering="true" text:style-name="WWNum1">
        <text:list-item>
          <text:p text:style-name="P4">All data encrypted in transit (TLS 1.3) and at rest (AES-256)</text:p>
        </text:list-item>
        <text:list-item>
          <text:p text:style-name="P4">Tenant data isolation enforced at database level (schema-per-tenant)</text:p>
        </text:list-item>
        <text:list-item>
          <text:p text:style-name="P4">SSO support (SAML 2.0, OIDC) for enterprise tenants</text:p>
        </text:list-item>
        <text:list-item>
          <text:p text:style-name="P4">OWASP Top 10 compliance</text:p>
        </text:list-item>
        <text:list-item>
          <text:p text:style-name="P4">SOC 2 Type II readiness (design controls from day one)</text:p>
        </text:list-item>
        <text:list-item>
          <text:p text:style-name="P4">GDPR and CCPA data subject rights — event sourcing naturally supports data subject access requests</text:p>
        </text:list-item>
        <text:list-item>
          <text:p text:style-name="P4">Audit logging of all data access and modifications (inherent in event sourcing)</text:p>
        </text:list-item>
        <text:list-item>
          <text:p text:style-name="P4">Secret management via environment variables / vault service</text:p>
        </text:list-item>
        <text:list-item>
          <text:p text:style-name="P4">API rate limiting per tenant and per user</text:p>
        </text:list-item>
        <text:list-item>
          <text:p text:style-name="P4">Browser extension uses dedicated API keys with scoped permissions</text:p>
        </text:list-item>
      </text:list>
      <text:h text:style-name="Heading_20_2" text:outline-level="2">8.4 Reliability</text:h>
      <text:list text:continue-numbering="true" text:style-name="WWNum1">
        <text:list-item>
          <text:p text:style-name="P4">99.9% uptime SLA target</text:p>
        </text:list-item>
        <text:list-item>
          <text:p text:style-name="P4">Automated database backups (daily full, hourly incremental) — per-tenant schema backup supported</text:p>
        </text:list-item>
        <text:list-item>
          <text:p text:style-name="P4">Point-in-time recovery for PostgreSQL</text:p>
        </text:list-item>
        <text:list-item>
          <text:p text:style-name="P4">Health check endpoints for all services</text:p>
        </text:list-item>
        <text:list-item>
          <text:p text:style-name="P4">Graceful degradation: offline clients remain functional for reads and queue writes</text:p>
        </text:list-item>
      </text:list>
      <text:h text:style-name="Heading_20_2" text:outline-level="2">8.5 Observability</text:h>
      <text:list text:continue-numbering="true" text:style-name="WWNum1">
        <text:list-item>
          <text:p text:style-name="P4">Structured JSON logging (correlation IDs across requests)</text:p>
        </text:list-item>
        <text:list-item>
          <text:p text:style-name="P4"><text:soft-page-break/>Metrics: Prometheus-compatible endpoint</text:p>
        </text:list-item>
        <text:list-item>
          <text:p text:style-name="P4">Tracing: OpenTelemetry instrumentation</text:p>
        </text:list-item>
        <text:list-item>
          <text:p text:style-name="P4">Alerting: configurable thresholds on error rates, latency, queue depth</text:p>
        </text:list-item>
      </text:list>
      <text:h text:style-name="Heading_20_1" text:outline-level="1">9. Integration Points</text:h>
      <text:h text:style-name="Heading_20_2" text:outline-level="2">9.1 First-Party Integrations (MVP)</text:h>
      <table:table table:name="Table8" table:style-name="Table8">
        <table:table-column table:style-name="Table8.A" table:number-columns-repeated="3"/>
        <table:table-row table:style-name="Table8.1">
          <table:table-cell table:style-name="Table8.A1" office:value-type="string">
            <text:p text:style-name="P1"><text:span text:style-name="T10">Integration</text:span></text:p>
          </table:table-cell>
          <table:table-cell table:style-name="Table8.A1" office:value-type="string">
            <text:p text:style-name="P1"><text:span text:style-name="T10">Type</text:span></text:p>
          </table:table-cell>
          <table:table-cell table:style-name="Table8.A1" office:value-type="string">
            <text:p text:style-name="P1"><text:span text:style-name="T10">Purpose</text:span></text:p>
          </table:table-cell>
        </table:table-row>
        <table:table-row table:style-name="Table8.1">
          <table:table-cell table:style-name="Table8.A2" office:value-type="string">
            <text:p text:style-name="P1"><text:span text:style-name="T7">Gmail</text:span></text:p>
          </table:table-cell>
          <table:table-cell table:style-name="Table8.B2" office:value-type="string">
            <text:p text:style-name="P1"><text:span text:style-name="T7">OAuth 2.0</text:span></text:p>
          </table:table-cell>
          <table:table-cell table:style-name="Table8.C2" office:value-type="string">
            <text:p text:style-name="P1"><text:span text:style-name="T7">Email sync, contact enrichment</text:span></text:p>
          </table:table-cell>
        </table:table-row>
        <table:table-row table:style-name="Table8.1">
          <table:table-cell table:style-name="Table8.A3" office:value-type="string">
            <text:p text:style-name="P1"><text:span text:style-name="T7">Google Calendar</text:span></text:p>
          </table:table-cell>
          <table:table-cell table:style-name="Table8.A3" office:value-type="string">
            <text:p text:style-name="P1"><text:span text:style-name="T7">OAuth 2.0</text:span></text:p>
          </table:table-cell>
          <table:table-cell table:style-name="Table8.A3" office:value-type="string">
            <text:p text:style-name="P1"><text:span text:style-name="T7">Meeting sync, availability</text:span></text:p>
          </table:table-cell>
        </table:table-row>
        <table:table-row table:style-name="Table8.1">
          <table:table-cell table:style-name="Table8.A4" office:value-type="string">
            <text:p text:style-name="P1"><text:span text:style-name="T7">Outlook/Exchange</text:span></text:p>
          </table:table-cell>
          <table:table-cell table:style-name="Table8.B4" office:value-type="string">
            <text:p text:style-name="P1"><text:span text:style-name="T7">OAuth 2.0</text:span></text:p>
          </table:table-cell>
          <table:table-cell table:style-name="Table8.C4" office:value-type="string">
            <text:p text:style-name="P1"><text:span text:style-name="T7">Email and calendar sync</text:span></text:p>
          </table:table-cell>
        </table:table-row>
        <table:table-row table:style-name="Table8.1">
          <table:table-cell table:style-name="Table8.A3" office:value-type="string">
            <text:p text:style-name="P1"><text:span text:style-name="T7">LinkedIn (manual)</text:span></text:p>
          </table:table-cell>
          <table:table-cell table:style-name="Table8.A3" office:value-type="string">
            <text:p text:style-name="P1"><text:span text:style-name="T7">CSV import</text:span></text:p>
          </table:table-cell>
          <table:table-cell table:style-name="Table8.A3" office:value-type="string">
            <text:p text:style-name="P1"><text:span text:style-name="T7">Bulk contact import from export</text:span></text:p>
          </table:table-cell>
        </table:table-row>
      </table:table>
      <text:p text:style-name="Standard"/>
      <text:h text:style-name="Heading_20_2" text:outline-level="2">9.2 Planned Integrations (Post-MVP)</text:h>
      <table:table table:name="Table9" table:style-name="Table9">
        <table:table-column table:style-name="Table9.A" table:number-columns-repeated="3"/>
        <table:table-row table:style-name="Table9.1">
          <table:table-cell table:style-name="Table9.A1" office:value-type="string">
            <text:p text:style-name="P1"><text:span text:style-name="T10">Integration</text:span></text:p>
          </table:table-cell>
          <table:table-cell table:style-name="Table9.A1" office:value-type="string">
            <text:p text:style-name="P1"><text:span text:style-name="T10">Type</text:span></text:p>
          </table:table-cell>
          <table:table-cell table:style-name="Table9.A1" office:value-type="string">
            <text:p text:style-name="P1"><text:span text:style-name="T10">Purpose</text:span></text:p>
          </table:table-cell>
        </table:table-row>
        <table:table-row table:style-name="Table9.1">
          <table:table-cell table:style-name="Table9.A2" office:value-type="string">
            <text:p text:style-name="P1"><text:span text:style-name="T7">Browser Extension</text:span></text:p>
          </table:table-cell>
          <table:table-cell table:style-name="Table9.B2" office:value-type="string">
            <text:p text:style-name="P1"><text:span text:style-name="T7">Plasmo (Chrome/Firefox)</text:span></text:p>
          </table:table-cell>
          <table:table-cell table:style-name="Table9.C2" office:value-type="string">
            <text:p text:style-name="P1"><text:span text:style-name="T7">LinkedIn/Twitter intelligence capture (Phase 2)</text:span></text:p>
          </table:table-cell>
        </table:table-row>
        <table:table-row table:style-name="Table9.1">
          <table:table-cell table:style-name="Table9.A3" office:value-type="string">
            <text:p text:style-name="P1"><text:span text:style-name="T7">Apollo / Clearbit / PDL</text:span></text:p>
          </table:table-cell>
          <table:table-cell table:style-name="Table9.A3" office:value-type="string">
            <text:p text:style-name="P1"><text:span text:style-name="T7">API adapters</text:span></text:p>
          </table:table-cell>
          <table:table-cell table:style-name="Table9.A3" office:value-type="string">
            <text:p text:style-name="P1"><text:span text:style-name="T7">Commercial enrichment data (Phase 2)</text:span></text:p>
          </table:table-cell>
        </table:table-row>
        <table:table-row table:style-name="Table9.1">
          <table:table-cell table:style-name="Table9.A4" office:value-type="string">
            <text:p text:style-name="P1"><text:span text:style-name="T7">Zoom</text:span></text:p>
          </table:table-cell>
          <table:table-cell table:style-name="Table9.B4" office:value-type="string">
            <text:p text:style-name="P1"><text:span text:style-name="T7">OAuth 2.0</text:span></text:p>
          </table:table-cell>
          <table:table-cell table:style-name="Table9.C4" office:value-type="string">
            <text:p text:style-name="P1"><text:span text:style-name="T7">Meeting metadata, recording transcripts</text:span></text:p>
          </table:table-cell>
        </table:table-row>
        <table:table-row table:style-name="Table9.1">
          <table:table-cell table:style-name="Table9.A3" office:value-type="string">
            <text:p text:style-name="P1"><text:span text:style-name="T7">Slack</text:span></text:p>
          </table:table-cell>
          <table:table-cell table:style-name="Table9.A3" office:value-type="string">
            <text:p text:style-name="P1"><text:span text:style-name="T7">OAuth 2.0</text:span></text:p>
          </table:table-cell>
          <table:table-cell table:style-name="Table9.A3" office:value-type="string">
            <text:p text:style-name="P1"><text:span text:style-name="T7">Notifications, contact lookup slash command</text:span></text:p>
          </table:table-cell>
        </table:table-row>
        <table:table-row table:style-name="Table9.1">
          <table:table-cell table:style-name="Table9.A6" office:value-type="string">
            <text:p text:style-name="P1"><text:span text:style-name="T7">Zapier / Make</text:span></text:p>
          </table:table-cell>
          <table:table-cell table:style-name="Table9.B6" office:value-type="string">
            <text:p text:style-name="P1"><text:span text:style-name="T7">Webhook</text:span></text:p>
          </table:table-cell>
          <table:table-cell table:style-name="Table9.C6" office:value-type="string">
            <text:p text:style-name="P1"><text:span text:style-name="T7">User-configurable automations</text:span></text:p>
          </table:table-cell>
        </table:table-row>
        <table:table-row table:style-name="Table9.1">
          <table:table-cell table:style-name="Table9.A3" office:value-type="string">
            <text:p text:style-name="P1"><text:span text:style-name="T7">Twilio</text:span></text:p>
          </table:table-cell>
          <table:table-cell table:style-name="Table9.A3" office:value-type="string">
            <text:p text:style-name="P1"><text:span text:style-name="T7">API</text:span></text:p>
          </table:table-cell>
          <table:table-cell table:style-name="Table9.A3" office:value-type="string">
            <text:p text:style-name="P1"><text:span text:style-name="T7">SMS/call logging</text:span></text:p>
          </table:table-cell>
        </table:table-row>
        <table:table-row table:style-name="Table9.1">
          <table:table-cell table:style-name="Table9.A8" office:value-type="string">
            <text:p text:style-name="P1"><text:span text:style-name="T7">LinkedIn API</text:span></text:p>
          </table:table-cell>
          <table:table-cell table:style-name="Table9.B8" office:value-type="string">
            <text:p text:style-name="P1"><text:span text:style-name="T7">OAuth 2.0</text:span></text:p>
          </table:table-cell>
          <table:table-cell table:style-name="Table9.C8" office:value-type="string">
            <text:p text:style-name="P1"><text:span text:style-name="T7">Real-time profile updates (requires partnership)</text:span></text:p>
          </table:table-cell>
        </table:table-row>
      </table:table>
      <text:p text:style-name="Standard"/>
      <text:h text:style-name="Heading_20_2" text:outline-level="2">9.3 Webhook System</text:h>
      <text:list text:continue-numbering="true" text:style-name="WWNum1">
        <text:list-item>
          <text:p text:style-name="P4">Outbound webhooks for key events (contact created, deal stage changed, intel alert triggered)</text:p>
        </text:list-item>
        <text:list-item>
          <text:p text:style-name="P4"><text:soft-page-break/>HMAC-SHA256 signed payloads</text:p>
        </text:list-item>
        <text:list-item>
          <text:p text:style-name="P4">Retry with exponential backoff (3 attempts)</text:p>
        </text:list-item>
        <text:list-item>
          <text:p text:style-name="P4">Webhook management via API and UI</text:p>
        </text:list-item>
      </text:list>
      <text:h text:style-name="Heading_20_1" text:outline-level="1">10. Development Phases</text:h>
      <text:h text:style-name="Heading_20_2" text:outline-level="2">Phase 1 — Foundation (MVP)</text:h>
      <text:p text:style-name="Standard"><text:span text:style-name="T9">Goal: </text:span>Core contact management with event sourcing, basic intelligence, and offline-capable clients.</text:p>
      <text:p text:style-name="Standard"/>
      <text:list text:continue-numbering="true" text:style-name="WWNum1">
        <text:list-item>
          <text:p text:style-name="P4">Tenant and user management (registration, auth, RBAC, SSO)</text:p>
        </text:list-item>
        <text:list-item>
          <text:p text:style-name="P4">Schema-per-tenant provisioning and migration system</text:p>
        </text:list-item>
        <text:list-item>
          <text:p text:style-name="P4">Event store and materialized view infrastructure</text:p>
        </text:list-item>
        <text:list-item>
          <text:p text:style-name="P4">Contact and company CRUD with custom fields and temporal history</text:p>
        </text:list-item>
        <text:list-item>
          <text:p text:style-name="P4">Basic relationship creation and visualization (Neo4j integration)</text:p>
        </text:list-item>
        <text:list-item>
          <text:p text:style-name="P4">Contact import (CSV, vCard)</text:p>
        </text:list-item>
        <text:list-item>
          <text:p text:style-name="P4">Activity timeline with event-sourced history</text:p>
        </text:list-item>
        <text:list-item>
          <text:p text:style-name="P4">Notes and tagging</text:p>
        </text:list-item>
        <text:list-item>
          <text:p text:style-name="P4">Meilisearch integration for full-text search</text:p>
        </text:list-item>
        <text:list-item>
          <text:p text:style-name="P4">Offline read cache + queued writes for desktop client</text:p>
        </text:list-item>
        <text:list-item>
          <text:p text:style-name="P4">AI contact summarization</text:p>
        </text:list-item>
        <text:list-item>
          <text:p text:style-name="P4">Natural language search</text:p>
        </text:list-item>
        <text:list-item>
          <text:p text:style-name="P4">API documentation (auto-generated OpenAPI)</text:p>
        </text:list-item>
      </text:list>
      <text:h text:style-name="Heading_20_2" text:outline-level="2">Phase 2 — Intelligence Engine</text:h>
      <text:p text:style-name="Standard"><text:span text:style-name="T9">Goal: </text:span>Full intelligence capabilities that differentiate from standard CRMs.</text:p>
      <text:p text:style-name="Standard"/>
      <text:list text:continue-numbering="true" text:style-name="WWNum1">
        <text:list-item>
          <text:p text:style-name="P4">OSINT enrichment engine with pluggable API adapters (Apollo, Clearbit, PDL)</text:p>
        </text:list-item>
        <text:list-item>
          <text:p text:style-name="P4">Browser extension (Chrome/Firefox via Plasmo) for LinkedIn/Twitter capture</text:p>
        </text:list-item>
        <text:list-item>
          <text:p text:style-name="P4">Entity resolution pipeline with probabilistic matching and human review queue</text:p>
        </text:list-item>
        <text:list-item>
          <text:p text:style-name="P4">Continuous monitoring with configurable alerts</text:p>
        </text:list-item>
        <text:list-item>
          <text:p text:style-name="P4">Behavioral signal tracking (engagement scoring, responsiveness)</text:p>
        </text:list-item>
        <text:list-item>
          <text:p text:style-name="P4">Relationship strength scoring and decay</text:p>
        </text:list-item>
        <text:list-item>
          <text:p text:style-name="P4">Warm introduction path finding</text:p>
        </text:list-item>
        <text:list-item>
          <text:p text:style-name="P4">Influence mapping and network visualization</text:p>
        </text:list-item>
        <text:list-item>
          <text:p text:style-name="P4">Meeting prep brief generation</text:p>
        </text:list-item>
        <text:list-item>
          <text:p text:style-name="P4">Sentiment analysis on interactions</text:p>
        </text:list-item>
      </text:list>
      <text:h text:style-name="Heading_20_2" text:outline-level="2"><text:soft-page-break/>Phase 3 — Communication &amp; Pipeline</text:h>
      <text:p text:style-name="Standard"><text:span text:style-name="T9">Goal: </text:span>Replace standalone CRM tools for sales workflows.</text:p>
      <text:p text:style-name="Standard"/>
      <text:list text:continue-numbering="true" text:style-name="WWNum1">
        <text:list-item>
          <text:p text:style-name="P4">Email integration (Gmail, Outlook bi-directional sync)</text:p>
        </text:list-item>
        <text:list-item>
          <text:p text:style-name="P4">Calendar integration</text:p>
        </text:list-item>
        <text:list-item>
          <text:p text:style-name="P4">Pipeline and deal management (Kanban, forecasting)</text:p>
        </text:list-item>
        <text:list-item>
          <text:p text:style-name="P4">Deal-specific relationship roles (Decision Maker, Influencer, Champion)</text:p>
        </text:list-item>
        <text:list-item>
          <text:p text:style-name="P4">Communication templates</text:p>
        </text:list-item>
        <text:list-item>
          <text:p text:style-name="P4">Email tracking (opens, clicks)</text:p>
        </text:list-item>
        <text:list-item>
          <text:p text:style-name="P4">Win/loss analysis</text:p>
        </text:list-item>
        <text:list-item>
          <text:p text:style-name="P4">AI-powered pipeline predictions</text:p>
        </text:list-item>
      </text:list>
      <text:h text:style-name="Heading_20_2" text:outline-level="2">Phase 4 — Ecosystem &amp; Scale</text:h>
      <text:p text:style-name="Standard"><text:span text:style-name="T9">Goal: </text:span>Platform extensibility and growth features.</text:p>
      <text:p text:style-name="Standard"/>
      <text:list text:continue-numbering="true" text:style-name="WWNum1">
        <text:list-item>
          <text:p text:style-name="P4">Webhook system</text:p>
        </text:list-item>
        <text:list-item>
          <text:p text:style-name="P4">Zapier / Make integration</text:p>
        </text:list-item>
        <text:list-item>
          <text:p text:style-name="P4">Zoom / Teams integration</text:p>
        </text:list-item>
        <text:list-item>
          <text:p text:style-name="P4">Advanced reporting and dashboards</text:p>
        </text:list-item>
        <text:list-item>
          <text:p text:style-name="P4">Team collaboration features (shared notes, @mentions, assignments)</text:p>
        </text:list-item>
        <text:list-item>
          <text:p text:style-name="P4">Mobile push notifications</text:p>
        </text:list-item>
        <text:list-item>
          <text:p text:style-name="P4">Bulk operations and workflow automation</text:p>
        </text:list-item>
        <text:list-item>
          <text:p text:style-name="P4">White-label / custom branding per tenant</text:p>
        </text:list-item>
      </text:list>
      <text:h text:style-name="Heading_20_1" text:outline-level="1">11. Success Metrics</text:h>
      <table:table table:name="Table10" table:style-name="Table10">
        <table:table-column table:style-name="Table10.A"/>
        <table:table-column table:style-name="Table10.B"/>
        <table:table-row table:style-name="Table10.1">
          <table:table-cell table:style-name="Table10.A1" office:value-type="string">
            <text:p text:style-name="P1"><text:span text:style-name="T10">Metric</text:span></text:p>
          </table:table-cell>
          <table:table-cell table:style-name="Table10.A1" office:value-type="string">
            <text:p text:style-name="P1"><text:span text:style-name="T10">Target (6 months post-launch)</text:span></text:p>
          </table:table-cell>
        </table:table-row>
        <table:table-row table:style-name="Table10.1">
          <table:table-cell table:style-name="Table10.A2" office:value-type="string">
            <text:p text:style-name="P1"><text:span text:style-name="T7">Monthly active users per tenant</text:span></text:p>
          </table:table-cell>
          <table:table-cell table:style-name="Table10.B2" office:value-type="string">
            <text:p text:style-name="P1"><text:span text:style-name="T7">&gt; 80% of seats</text:span></text:p>
          </table:table-cell>
        </table:table-row>
        <table:table-row table:style-name="Table10.1">
          <table:table-cell table:style-name="Table10.A3" office:value-type="string">
            <text:p text:style-name="P1"><text:span text:style-name="T7">Contacts with intelligence data</text:span></text:p>
          </table:table-cell>
          <table:table-cell table:style-name="Table10.A3" office:value-type="string">
            <text:p text:style-name="P1"><text:span text:style-name="T7">&gt; 60% auto-enriched</text:span></text:p>
          </table:table-cell>
        </table:table-row>
        <table:table-row table:style-name="Table10.1">
          <table:table-cell table:style-name="Table10.A4" office:value-type="string">
            <text:p text:style-name="P1"><text:span text:style-name="T7">AI feature adoption</text:span></text:p>
          </table:table-cell>
          <table:table-cell table:style-name="Table10.B4" office:value-type="string">
            <text:p text:style-name="P1"><text:span text:style-name="T7">&gt; 50% of users use AI search or briefings weekly</text:span></text:p>
          </table:table-cell>
        </table:table-row>
        <table:table-row table:style-name="Table10.1">
          <table:table-cell table:style-name="Table10.A3" office:value-type="string">
            <text:p text:style-name="P1"><text:span text:style-name="T7">Offline queue replay success rate</text:span></text:p>
          </table:table-cell>
          <table:table-cell table:style-name="Table10.A3" office:value-type="string">
            <text:p text:style-name="P1"><text:span text:style-name="T7">&gt; 99.5%</text:span></text:p>
          </table:table-cell>
        </table:table-row>
        <table:table-row table:style-name="Table10.1">
          <table:table-cell table:style-name="Table10.A6" office:value-type="string">
            <text:p text:style-name="P1"><text:span text:style-name="T7">Entity resolution auto-merge accuracy</text:span></text:p>
          </table:table-cell>
          <table:table-cell table:style-name="Table10.B6" office:value-type="string">
            <text:p text:style-name="P1"><text:span text:style-name="T7">&gt; 95% for high-confidence matches</text:span></text:p>
          </table:table-cell>
        </table:table-row>
        <table:table-row table:style-name="Table10.1">
          <table:table-cell table:style-name="Table10.A3" office:value-type="string">
            <text:p text:style-name="P1"><text:span text:style-name="T7">NPS score</text:span></text:p>
          </table:table-cell>
          <table:table-cell table:style-name="Table10.A3" office:value-type="string">
            <text:p text:style-name="P1"><text:span text:style-name="T7">&gt; 40</text:span></text:p>
          </table:table-cell>
        </table:table-row>
        <table:table-row table:style-name="Table10.1">
          <table:table-cell table:style-name="Table10.A8" office:value-type="string">
            <text:p text:style-name="P1"><text:span text:style-name="T7">Data freshness (OSINT)</text:span><text:soft-page-break/></text:p>
          </table:table-cell>
          <table:table-cell table:style-name="Table10.B8" office:value-type="string">
            <text:p text:style-name="P1"><text:span text:style-name="T7">&lt; 24 hours for monitored contacts</text:span></text:p>
          </table:table-cell>
        </table:table-row>
      </table:table>
      <text:p text:style-name="Standard"/>
      <text:h text:style-name="Heading_20_1" text:outline-level="1">12. Open Questions</text:h>
      <text:p text:style-name="Standard"><text:span text:style-name="T9">1. OSINT legal review — </text:span>Which data sources require explicit user consent for enrichment? Jurisdiction-specific compliance review needed.</text:p>
      <text:p text:style-name="Standard"><text:span text:style-name="T9">2. Neo4j hosting — </text:span>Self-hosted vs. Neo4j Aura managed service? Cost/ops tradeoff to evaluate.</text:p>
      <text:p text:style-name="Standard"><text:span text:style-name="T9">3. AI model selection — </text:span>Claude as primary, but should we support fallback models for cost optimization on high-volume operations (e.g., tagging)?</text:p>
      <text:p text:style-name="Standard"><text:span text:style-name="T9">4. Event store retention — </text:span>How long to retain raw events before compacting to snapshots? Compliance vs. storage cost tradeoff.</text:p>
      <text:p text:style-name="Standard"><text:span text:style-name="T9">5. Browser extension store approval — </text:span>Chrome Web Store and Firefox Add-ons review process and LinkedIn ToS implications.</text:p>
      <text:p text:style-name="Standard"><text:span text:style-name="T9">6. Pricing model — </text:span>Per-seat, per-contact, or hybrid? Impacts multi-tenancy quotas and rate limiting design.</text:p>
      <text:p text:style-name="Standard"><text:span text:style-name="T9">7. Note format — </text:span>Rich text (better UX) vs. Markdown (portable) vs. plain text (simplest). Impacts search indexing and offline sync payload size.</text:p>
      <text:p text:style-name="Standard"><text:span text:style-name="T9">8. File attachments — </text:span>Full file storage support vs. external link references in MVP. Storage costs and offline sync complexity implications.</text:p>
      <text:h text:style-name="Heading_20_1" text:outline-level="1">13. Glossary</text:h>
      <table:table table:name="Table11" table:style-name="Table11">
        <table:table-column table:style-name="Table11.A"/>
        <table:table-column table:style-name="Table11.B"/>
        <table:table-row table:style-name="Table11.1">
          <table:table-cell table:style-name="Table11.A1" office:value-type="string">
            <text:p text:style-name="P1"><text:span text:style-name="T10">Term</text:span></text:p>
          </table:table-cell>
          <table:table-cell table:style-name="Table11.A1" office:value-type="string">
            <text:p text:style-name="P1"><text:span text:style-name="T10">Definition</text:span></text:p>
          </table:table-cell>
        </table:table-row>
        <table:table-row table:style-name="Table11.1">
          <table:table-cell table:style-name="Table11.A2" office:value-type="string">
            <text:p text:style-name="P1"><text:span text:style-name="T7">CIM</text:span></text:p>
          </table:table-cell>
          <table:table-cell table:style-name="Table11.B2" office:value-type="string">
            <text:p text:style-name="P1"><text:span text:style-name="T7">Customer Intelligence Management — the system category</text:span></text:p>
          </table:table-cell>
        </table:table-row>
        <table:table-row table:style-name="Table11.1">
          <table:table-cell table:style-name="Table11.A3" office:value-type="string">
            <text:p text:style-name="P1"><text:span text:style-name="T7">Event sourcing</text:span></text:p>
          </table:table-cell>
          <table:table-cell table:style-name="Table11.A3" office:value-type="string">
            <text:p text:style-name="P1"><text:span text:style-name="T7">Data architecture where state changes are stored as immutable events rather than mutable rows</text:span></text:p>
          </table:table-cell>
        </table:table-row>
        <table:table-row table:style-name="Table11.1">
          <table:table-cell table:style-name="Table11.A4" office:value-type="string">
            <text:p text:style-name="P1"><text:span text:style-name="T7">Materialized view</text:span></text:p>
          </table:table-cell>
          <table:table-cell table:style-name="Table11.B4" office:value-type="string">
            <text:p text:style-name="P1"><text:span text:style-name="T7">A precomputed table derived from event replay, used for fast read access</text:span></text:p>
          </table:table-cell>
        </table:table-row>
        <table:table-row table:style-name="Table11.1">
          <table:table-cell table:style-name="Table11.A3" office:value-type="string">
            <text:p text:style-name="P1"><text:span text:style-name="T7">Entity resolution</text:span></text:p>
          </table:table-cell>
          <table:table-cell table:style-name="Table11.A3" office:value-type="string">
            <text:p text:style-name="P1"><text:span text:style-name="T7">The process of determining when records from different sources refer to the same real-world entity</text:span></text:p>
          </table:table-cell>
        </table:table-row>
        <table:table-row table:style-name="Table11.1">
          <table:table-cell table:style-name="Table11.A6" office:value-type="string">
            <text:p text:style-name="P1"><text:span text:style-name="T7">Intel item</text:span></text:p>
          </table:table-cell>
          <table:table-cell table:style-name="Table11.B6" office:value-type="string">
            <text:p text:style-name="P1"><text:span text:style-name="T7">A discrete piece of intelligence about a contact or company</text:span></text:p>
          </table:table-cell>
        </table:table-row>
        <text:soft-page-break/>
        <table:table-row table:style-name="Table11.1">
          <table:table-cell table:style-name="Table11.A3" office:value-type="string">
            <text:p text:style-name="P1"><text:span text:style-name="T7">Engagement score</text:span></text:p>
          </table:table-cell>
          <table:table-cell table:style-name="Table11.A3" office:value-type="string">
            <text:p text:style-name="P1"><text:span text:style-name="T7">Numeric score reflecting interaction frequency and recency</text:span></text:p>
          </table:table-cell>
        </table:table-row>
        <table:table-row table:style-name="Table11.1">
          <table:table-cell table:style-name="Table11.A8" office:value-type="string">
            <text:p text:style-name="P1"><text:span text:style-name="T7">Intelligence score</text:span></text:p>
          </table:table-cell>
          <table:table-cell table:style-name="Table11.B8" office:value-type="string">
            <text:p text:style-name="P1"><text:span text:style-name="T7">Composite score reflecting data completeness and relationship value</text:span></text:p>
          </table:table-cell>
        </table:table-row>
        <table:table-row table:style-name="Table11.1">
          <table:table-cell table:style-name="Table11.A3" office:value-type="string">
            <text:p text:style-name="P1"><text:span text:style-name="T7">OSINT</text:span></text:p>
          </table:table-cell>
          <table:table-cell table:style-name="Table11.A3" office:value-type="string">
            <text:p text:style-name="P1"><text:span text:style-name="T7">Open-Source Intelligence — publicly available data</text:span></text:p>
          </table:table-cell>
        </table:table-row>
        <table:table-row table:style-name="Table11.1">
          <table:table-cell table:style-name="Table11.A10" office:value-type="string">
            <text:p text:style-name="P1"><text:span text:style-name="T7">Warm intro path</text:span></text:p>
          </table:table-cell>
          <table:table-cell table:style-name="Table11.B10" office:value-type="string">
            <text:p text:style-name="P1"><text:span text:style-name="T7">A chain of mutual connections between the user and a target contact</text:span></text:p>
          </table:table-cell>
        </table:table-row>
        <table:table-row table:style-name="Table11.1">
          <table:table-cell table:style-name="Table11.A3" office:value-type="string">
            <text:p text:style-name="P1"><text:span text:style-name="T7">Enrichment</text:span></text:p>
          </table:table-cell>
          <table:table-cell table:style-name="Table11.A3" office:value-type="string">
            <text:p text:style-name="P1"><text:span text:style-name="T7">The process of augmenting a contact record with external data</text:span></text:p>
          </table:table-cell>
        </table:table-row>
        <table:table-row table:style-name="Table11.1">
          <table:table-cell table:style-name="Table11.A12" office:value-type="string">
            <text:p text:style-name="P1"><text:span text:style-name="T7">Sync delta</text:span></text:p>
          </table:table-cell>
          <table:table-cell table:style-name="Table11.B12" office:value-type="string">
            <text:p text:style-name="P1"><text:span text:style-name="T7">The set of changes between local and server state since last sync</text:span></text:p>
          </table:table-cell>
        </table:table-row>
        <table:table-row table:style-name="Table11.1">
          <table:table-cell table:style-name="Table11.A3" office:value-type="string">
            <text:p text:style-name="P1"><text:span text:style-name="T7">Write queue</text:span></text:p>
          </table:table-cell>
          <table:table-cell table:style-name="Table11.A3" office:value-type="string">
            <text:p text:style-name="P1"><text:span text:style-name="T7">Local buffer storing offline write operations for replay on reconnect</text:span></text:p>
          </table:table-cell>
        </table:table-row>
        <table:table-row table:style-name="Table11.1">
          <table:table-cell table:style-name="Table11.A14" office:value-type="string">
            <text:p text:style-name="P1"><text:span text:style-name="T7">Schema-per-tenant</text:span></text:p>
          </table:table-cell>
          <table:table-cell table:style-name="Table11.B14" office:value-type="string">
            <text:p text:style-name="P1"><text:span text:style-name="T7">Multi-tenancy model where each tenant gets a dedicated database schema</text:span></text:p>
          </table:table-cell>
        </table:table-row>
      </table:table>
      <text:p text:style-name="Standard"/>
      <text:h text:style-name="Heading_20_1" text:outline-level="1">14. Appendix: Technology References</text:h>
      <text:p text:style-name="Standard"><text:span text:style-name="T9">Backend:</text:span></text:p>
      <text:list text:continue-numbering="true" text:style-name="WWNum1">
        <text:list-item>
          <text:p text:style-name="P4">FastAPI: https://fastapi.tiangolo.com</text:p>
        </text:list-item>
        <text:list-item>
          <text:p text:style-name="P4">SQLAlchemy (async): https://docs.sqlalchemy.org</text:p>
        </text:list-item>
        <text:list-item>
          <text:p text:style-name="P4">Celery: https://docs.celeryq.dev</text:p>
        </text:list-item>
      </text:list>
      <text:p text:style-name="Standard"><text:span text:style-name="T9">Frontend:</text:span></text:p>
      <text:list text:continue-numbering="true" text:style-name="WWNum1">
        <text:list-item>
          <text:p text:style-name="P4">Flutter: https://flutter.dev</text:p>
        </text:list-item>
        <text:list-item>
          <text:p text:style-name="P4">Riverpod (state management): https://riverpod.dev</text:p>
        </text:list-item>
        <text:list-item>
          <text:p text:style-name="P4">Isar (local DB): https://isar.dev</text:p>
        </text:list-item>
      </text:list>
      <text:p text:style-name="Standard"><text:span text:style-name="T9">Databases:</text:span></text:p>
      <text:list text:continue-numbering="true" text:style-name="WWNum1">
        <text:list-item>
          <text:p text:style-name="P4">PostgreSQL: https://postgresql.org</text:p>
        </text:list-item>
        <text:list-item>
          <text:p text:style-name="P4">Neo4j: https://neo4j.com</text:p>
        </text:list-item>
        <text:list-item>
          <text:p text:style-name="P4">Meilisearch: https://meilisearch.com</text:p>
        </text:list-item>
      </text:list>
      <text:p text:style-name="Standard"><text:span text:style-name="T9">Browser Extension:</text:span></text:p>
      <text:list text:continue-numbering="true" text:style-name="WWNum1">
        <text:list-item>
          <text:p text:style-name="P4">Plasmo: https://plasmo.com</text:p>
        </text:list-item>
      </text:list>
      <text:p text:style-name="Standard"><text:span text:style-name="T9">Enrichment APIs:</text:span></text:p>
      <text:list text:continue-numbering="true" text:style-name="WWNum1">
        <text:list-item>
          <text:p text:style-name="P4">Apollo: https://apollo.io</text:p>
        </text:list-item>
        <text:list-item>
          <text:p text:style-name="P4"><text:soft-page-break/>Clearbit: https://clearbit.com</text:p>
        </text:list-item>
        <text:list-item>
          <text:p text:style-name="P4">People Data Labs: https://peopledatalabs.com</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15%" fo:text-align="start" style:justify-single-word="false" fo:orphans="2" fo:widows="2" style:writing-mode="lr-tb"/>
      <style:text-properties fo:color="#333333" loext:opacity="100%" style:font-name="Calibri" fo:font-family="Calibri" style:font-family-generic="roman" style:font-pitch="variable"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0835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1665in" style:contextual-spacing="false" fo:keep-together="always" fo:keep-with-next="always"/>
      <style:text-properties fo:color="#1a3c6e" loext:opacity="100%"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2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5in" fo:margin-bottom="0.111in" style:contextual-spacing="false" fo:keep-together="always" fo:keep-with-next="always"/>
      <style:text-properties fo:color="#2a5c9e" loext:opacity="100%" style:font-name="Calibri" fo:font-family="Calibri"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945in" fo:margin-bottom="0.0835in" style:contextual-spacing="false" fo:keep-together="always" fo:keep-with-next="always"/>
      <style:text-properties fo:color="#3a7cbe"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0835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0835in" style:contextual-spacing="true" fo:text-indent="-0.25in" style:auto-text-indent="false"/>
    </style:style>
    <style:style style:name="List_20_3_20__28_WW_29_" style:display-name="List 3 (WW)" style:family="paragraph" style:parent-style-name="Standard">
      <style:paragraph-properties fo:margin-left="0.75in" fo:margin-top="0in" fo:margin-bottom="0.0835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0835in" style:contextual-spacing="true"/>
    </style:style>
    <style:style style:name="List_20_2" style:display-name="List 2" style:family="paragraph" style:parent-style-name="Standard" style:list-style-name="WWNum2" style:class="list">
      <style:paragraph-properties fo:margin-top="0in" fo:margin-bottom="0.0835in" style:contextual-spacing="true"/>
    </style:style>
    <style:style style:name="List_20_3" style:display-name="List 3" style:family="paragraph" style:parent-style-name="Standard" style:list-style-name="WWNum3" style:class="list">
      <style:paragraph-properties fo:margin-top="0in" fo:margin-bottom="0.0835in" style:contextual-spacing="true"/>
    </style:style>
    <style:style style:name="Numbering_20_1" style:display-name="Numbering 1" style:family="paragraph" style:parent-style-name="Standard" style:list-style-name="WWNum5" style:class="list">
      <style:paragraph-properties fo:margin-top="0in" fo:margin-bottom="0.0835in" style:contextual-spacing="true"/>
    </style:style>
    <style:style style:name="Numbering_20_2" style:display-name="Numbering 2" style:family="paragraph" style:parent-style-name="Standard" style:list-style-name="WWNum6" style:class="list">
      <style:paragraph-properties fo:margin-top="0in" fo:margin-bottom="0.0835in" style:contextual-spacing="true"/>
    </style:style>
    <style:style style:name="Numbering_20_3" style:display-name="Numbering 3" style:family="paragraph" style:parent-style-name="Standard" style:list-style-name="WWNum7" style:class="list">
      <style:paragraph-properties fo:margin-top="0in" fo:margin-bottom="0.0835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deBlock" style:family="paragraph">
      <style:paragraph-properties fo:margin-top="0.028in" fo:margin-bottom="0.028in" style:contextual-spacing="false" fo:line-height="100%" fo:text-align="start" style:justify-single-word="false" fo:orphans="2" fo:widows="2" style:writing-mode="lr-tb"/>
      <style:text-properties fo:color="#2d2d2d" loext:opacity="100%" style:font-name="Consolas" fo:font-family="Consolas" style:font-family-generic="roman" style:font-pitch="variable" fo:font-size="9pt" style:font-size-asian="9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6-02-04T01:07:29.187034973</dc:date>
    <meta:editing-duration>PT6M37S</meta:editing-duration>
    <meta:generator>LibreOffice/24.2.7.2$Linux_X86_64 LibreOffice_project/420$Build-2</meta:generator>
    <meta:document-statistic meta:table-count="11" meta:image-count="0" meta:object-count="0" meta:page-count="25" meta:paragraph-count="766" meta:word-count="4374" meta:character-count="34932" meta:non-whitespace-character-count="30459"/>
    <meta:user-defined meta:name="AppVersion">14.0000</meta:user-defined>
    <meta:template xlink:type="simple" xlink:actuate="onRequest" xlink:title="Normal.dotm" xlink:href=""/>
  </office:meta>
</office:document-meta>
</file>